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Fira Code" svg:font-family="Fira Code" style:font-family-generic="system" style:font-pitch="fixed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margin-left="0.5in" fo:text-indent="0.5in">
        <style:tab-stops/>
      </style:paragraph-properties>
    </style:style>
    <style:style style:name="P5" style:parent-style-name="Standard" style:family="paragraph">
      <style:paragraph-properties fo:margin-left="0.5in" fo:text-indent="0.5in">
        <style:tab-stops/>
      </style:paragraph-properties>
    </style:style>
    <style:style style:name="P6" style:parent-style-name="Standard" style:family="paragraph">
      <style:paragraph-properties fo:line-height="135%" fo:background-color="#1F1F1F"/>
    </style:style>
    <style:style style:name="T7" style:parent-style-name="Fonteparág.padrão" style:family="text">
      <style:text-properties style:font-name="Courier New" style:font-name-asian="Courier New" style:font-name-complex="Courier New" fo:color="#C586C0" fo:font-size="10.5pt" style:font-size-asian="10.5pt" style:font-size-complex="10.5pt"/>
    </style:style>
    <style:style style:name="T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9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1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1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1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3" style:parent-style-name="Fonteparág.padrão" style:family="text">
      <style:text-properties style:font-name="Courier New" style:font-name-asian="Courier New" style:font-name-complex="Courier New" fo:color="#C586C0" fo:font-size="10.5pt" style:font-size-asian="10.5pt" style:font-size-complex="10.5pt"/>
    </style:style>
    <style:style style:name="T1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5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1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17" style:parent-style-name="Standard" style:family="paragraph">
      <style:paragraph-properties fo:line-height="135%" fo:background-color="#1F1F1F"/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18" style:parent-style-name="Standard" style:family="paragraph">
      <style:paragraph-properties fo:line-height="135%" fo:background-color="#1F1F1F"/>
    </style:style>
    <style:style style:name="T19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2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1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2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3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2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5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2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27" style:parent-style-name="Standard" style:family="paragraph">
      <style:paragraph-properties fo:line-height="135%" fo:background-color="#1F1F1F"/>
    </style:style>
    <style:style style:name="T2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9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3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31" style:parent-style-name="Fonteparág.padrão" style:family="text">
      <style:text-properties style:font-name="Courier New" style:font-name-asian="Courier New" style:font-name-complex="Courier New" fo:color="#4FC1FF" fo:font-size="10.5pt" style:font-size-asian="10.5pt" style:font-size-complex="10.5pt"/>
    </style:style>
    <style:style style:name="T3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33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3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35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3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37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3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39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4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41" style:parent-style-name="Standard" style:family="paragraph">
      <style:paragraph-properties fo:line-height="135%" fo:background-color="#1F1F1F"/>
    </style:style>
    <style:style style:name="T4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43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4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45" style:parent-style-name="Fonteparág.padrão" style:family="text">
      <style:text-properties style:font-name="Courier New" style:font-name-asian="Courier New" style:font-name-complex="Courier New" fo:color="#4FC1FF" fo:font-size="10.5pt" style:font-size-asian="10.5pt" style:font-size-complex="10.5pt"/>
    </style:style>
    <style:style style:name="T4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47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4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49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5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1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5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3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5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55" style:parent-style-name="Standard" style:family="paragraph">
      <style:paragraph-properties fo:line-height="135%" fo:background-color="#1F1F1F"/>
    </style:style>
    <style:style style:name="T5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7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5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9" style:parent-style-name="Fonteparág.padrão" style:family="text">
      <style:text-properties style:font-name="Courier New" style:font-name-asian="Courier New" style:font-name-complex="Courier New" fo:color="#4FC1FF" fo:font-size="10.5pt" style:font-size-asian="10.5pt" style:font-size-complex="10.5pt"/>
    </style:style>
    <style:style style:name="T6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61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6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63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6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65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6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67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6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69" style:parent-style-name="Standard" style:family="paragraph">
      <style:paragraph-properties fo:line-height="135%" fo:background-color="#1F1F1F"/>
    </style:style>
    <style:style style:name="T7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71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7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73" style:parent-style-name="Fonteparág.padrão" style:family="text">
      <style:text-properties style:font-name="Courier New" style:font-name-asian="Courier New" style:font-name-complex="Courier New" fo:color="#4FC1FF" fo:font-size="10.5pt" style:font-size-asian="10.5pt" style:font-size-complex="10.5pt"/>
    </style:style>
    <style:style style:name="T7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75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7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77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7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79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8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81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8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83" style:parent-style-name="Standard" style:family="paragraph">
      <style:paragraph-properties fo:line-height="135%" fo:background-color="#1F1F1F"/>
    </style:style>
    <style:style style:name="T8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85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8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87" style:parent-style-name="Fonteparág.padrão" style:family="text">
      <style:text-properties style:font-name="Courier New" style:font-name-asian="Courier New" style:font-name-complex="Courier New" fo:color="#4FC1FF" fo:font-size="10.5pt" style:font-size-asian="10.5pt" style:font-size-complex="10.5pt"/>
    </style:style>
    <style:style style:name="T8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89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9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91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9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93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9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95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9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97" style:parent-style-name="Standard" style:family="paragraph">
      <style:paragraph-properties fo:line-height="135%" fo:background-color="#1F1F1F"/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98" style:parent-style-name="Standard" style:family="paragraph">
      <style:paragraph-properties fo:line-height="135%" fo:background-color="#1F1F1F"/>
    </style:style>
    <style:style style:name="T99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00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101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02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103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04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105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06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107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08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109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10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111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112" style:parent-style-name="Standard" style:family="paragraph">
      <style:paragraph-properties fo:line-height="135%" fo:background-color="#1F1F1F"/>
    </style:style>
    <style:style style:name="T113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14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115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16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117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118" style:parent-style-name="Standard" style:family="paragraph">
      <style:paragraph-properties fo:line-height="135%" fo:background-color="#1F1F1F"/>
    </style:style>
    <style:style style:name="T119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20" style:parent-style-name="Fonteparág.padrão" style:family="text">
      <style:text-properties style:font-name="Courier New" style:font-name-asian="Courier New" style:font-name-complex="Courier New" fo:color="#6A9955" fo:font-size="10.5pt" style:font-size-asian="10.5pt" style:font-size-complex="10.5pt"/>
    </style:style>
    <style:style style:name="P121" style:parent-style-name="Standard" style:family="paragraph">
      <style:paragraph-properties fo:line-height="135%" fo:background-color="#1F1F1F"/>
    </style:style>
    <style:style style:name="T12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23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12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25" style:parent-style-name="Fonteparág.padrão" style:family="text">
      <style:text-properties style:font-name="Courier New" style:font-name-asian="Courier New" style:font-name-complex="Courier New" fo:color="#4FC1FF" fo:font-size="10.5pt" style:font-size-asian="10.5pt" style:font-size-complex="10.5pt"/>
    </style:style>
    <style:style style:name="T12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27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12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129" style:parent-style-name="Standard" style:family="paragraph">
      <style:paragraph-properties fo:line-height="135%" fo:background-color="#1F1F1F"/>
    </style:style>
    <style:style style:name="T13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31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13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133" style:parent-style-name="Standard" style:family="paragraph">
      <style:paragraph-properties fo:line-height="135%" fo:background-color="#1F1F1F"/>
    </style:style>
    <style:style style:name="T13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35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13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137" style:parent-style-name="Standard" style:family="paragraph">
      <style:paragraph-properties fo:line-height="135%" fo:background-color="#1F1F1F"/>
    </style:style>
    <style:style style:name="T13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39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14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141" style:parent-style-name="Standard" style:family="paragraph">
      <style:paragraph-properties fo:line-height="135%" fo:background-color="#1F1F1F"/>
    </style:style>
    <style:style style:name="T14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43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14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145" style:parent-style-name="Standard" style:family="paragraph">
      <style:paragraph-properties fo:line-height="135%" fo:background-color="#1F1F1F"/>
    </style:style>
    <style:style style:name="T14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47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P148" style:parent-style-name="Standard" style:family="paragraph">
      <style:paragraph-properties fo:line-height="135%" fo:background-color="#1F1F1F"/>
    </style:style>
    <style:style style:name="T149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150" style:parent-style-name="Standard" style:family="paragraph">
      <style:paragraph-properties fo:line-height="135%" fo:background-color="#1F1F1F"/>
    </style:style>
    <style:style style:name="T151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52" style:parent-style-name="Fonteparág.padrão" style:family="text">
      <style:text-properties style:font-name="Courier New" style:font-name-asian="Courier New" style:font-name-complex="Courier New" fo:color="#6A9955" fo:font-size="10.5pt" style:font-size-asian="10.5pt" style:font-size-complex="10.5pt"/>
    </style:style>
    <style:style style:name="P153" style:parent-style-name="Standard" style:family="paragraph">
      <style:paragraph-properties fo:line-height="135%" fo:background-color="#1F1F1F"/>
    </style:style>
    <style:style style:name="T15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55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15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57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15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59" style:parent-style-name="Fonteparág.padrão" style:family="text">
      <style:text-properties style:font-name="Courier New" style:font-name-asian="Courier New" style:font-name-complex="Courier New" fo:color="#4FC1FF" fo:font-size="10.5pt" style:font-size-asian="10.5pt" style:font-size-complex="10.5pt"/>
    </style:style>
    <style:style style:name="T16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161" style:parent-style-name="Standard" style:family="paragraph">
      <style:paragraph-properties fo:line-height="135%" fo:background-color="#1F1F1F"/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162" style:parent-style-name="Standard" style:family="paragraph">
      <style:paragraph-properties fo:line-height="135%" fo:background-color="#1F1F1F"/>
    </style:style>
    <style:style style:name="T163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64" style:parent-style-name="Fonteparág.padrão" style:family="text">
      <style:text-properties style:font-name="Courier New" style:font-name-asian="Courier New" style:font-name-complex="Courier New" fo:color="#C586C0" fo:font-size="10.5pt" style:font-size-asian="10.5pt" style:font-size-complex="10.5pt"/>
    </style:style>
    <style:style style:name="T165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166" style:parent-style-name="Standard" style:family="paragraph">
      <style:paragraph-properties fo:line-height="135%" fo:background-color="#1F1F1F"/>
    </style:style>
    <style:style style:name="T167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68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169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70" style:parent-style-name="Fonteparág.padrão" style:family="text">
      <style:text-properties style:font-name="Courier New" style:font-name-asian="Courier New" style:font-name-complex="Courier New" fo:color="#4FC1FF" fo:font-size="10.5pt" style:font-size-asian="10.5pt" style:font-size-complex="10.5pt"/>
    </style:style>
    <style:style style:name="T171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72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173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74" style:parent-style-name="Fonteparág.padrão" style:family="text">
      <style:text-properties style:font-name="Courier New" style:font-name-asian="Courier New" style:font-name-complex="Courier New" fo:color="#C586C0" fo:font-size="10.5pt" style:font-size-asian="10.5pt" style:font-size-complex="10.5pt"/>
    </style:style>
    <style:style style:name="T175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76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177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78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179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180" style:parent-style-name="Standard" style:family="paragraph">
      <style:paragraph-properties fo:line-height="135%" fo:background-color="#1F1F1F"/>
    </style:style>
    <style:style style:name="T181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82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183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84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185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86" style:parent-style-name="Fonteparág.padrão" style:family="text">
      <style:text-properties style:font-name="Courier New" style:font-name-asian="Courier New" style:font-name-complex="Courier New" fo:color="#6A9955" fo:font-size="10.5pt" style:font-size-asian="10.5pt" style:font-size-complex="10.5pt"/>
    </style:style>
    <style:style style:name="P187" style:parent-style-name="Standard" style:family="paragraph">
      <style:paragraph-properties fo:line-height="135%" fo:background-color="#1F1F1F"/>
    </style:style>
    <style:style style:name="T18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89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19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191" style:parent-style-name="Standard" style:family="paragraph">
      <style:paragraph-properties fo:line-height="135%" fo:background-color="#1F1F1F"/>
    </style:style>
    <style:style style:name="T19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93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194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195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96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197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198" style:parent-style-name="Fonteparág.padrão" style:family="text">
      <style:text-properties style:font-name="Courier New" style:font-name-asian="Courier New" style:font-name-complex="Courier New" fo:color="#6A9955" fo:font-size="10.5pt" style:font-size-asian="10.5pt" style:font-size-complex="10.5pt"/>
    </style:style>
    <style:style style:name="P199" style:parent-style-name="Standard" style:family="paragraph">
      <style:paragraph-properties fo:line-height="135%" fo:background-color="#1F1F1F"/>
    </style:style>
    <style:style style:name="T20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201" style:parent-style-name="Standard" style:family="paragraph">
      <style:paragraph-properties fo:line-height="135%" fo:background-color="#1F1F1F"/>
    </style:style>
    <style:style style:name="T20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03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20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05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20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07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20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09" style:parent-style-name="Fonteparág.padrão" style:family="text">
      <style:text-properties style:font-name="Courier New" style:font-name-asian="Courier New" style:font-name-complex="Courier New" fo:color="#4FC1FF" fo:font-size="10.5pt" style:font-size-asian="10.5pt" style:font-size-complex="10.5pt"/>
    </style:style>
    <style:style style:name="T21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11" style:parent-style-name="Fonteparág.padrão" style:family="text">
      <style:text-properties style:font-name="Courier New" style:font-name-asian="Courier New" style:font-name-complex="Courier New" fo:color="#6A9955" fo:font-size="10.5pt" style:font-size-asian="10.5pt" style:font-size-complex="10.5pt"/>
    </style:style>
    <style:style style:name="P212" style:parent-style-name="Standard" style:family="paragraph">
      <style:paragraph-properties fo:line-height="135%" fo:background-color="#1F1F1F"/>
    </style:style>
    <style:style style:name="T213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214" style:parent-style-name="Standard" style:family="paragraph">
      <style:paragraph-properties fo:line-height="135%" fo:background-color="#1F1F1F"/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215" style:parent-style-name="Standard" style:family="paragraph">
      <style:paragraph-properties fo:line-height="135%" fo:background-color="#1F1F1F"/>
    </style:style>
    <style:style style:name="T21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17" style:parent-style-name="Fonteparág.padrão" style:family="text">
      <style:text-properties style:font-name="Courier New" style:font-name-asian="Courier New" style:font-name-complex="Courier New" fo:color="#C586C0" fo:font-size="10.5pt" style:font-size-asian="10.5pt" style:font-size-complex="10.5pt"/>
    </style:style>
    <style:style style:name="T21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19" style:parent-style-name="Fonteparág.padrão" style:family="text">
      <style:text-properties style:font-name="Courier New" style:font-name-asian="Courier New" style:font-name-complex="Courier New" fo:color="#4FC1FF" fo:font-size="10.5pt" style:font-size-asian="10.5pt" style:font-size-complex="10.5pt"/>
    </style:style>
    <style:style style:name="T22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21" style:parent-style-name="Fonteparág.padrão" style:family="text">
      <style:text-properties style:font-name="Courier New" style:font-name-asian="Courier New" style:font-name-complex="Courier New" fo:color="#4FC1FF" fo:font-size="10.5pt" style:font-size-asian="10.5pt" style:font-size-complex="10.5pt"/>
    </style:style>
    <style:style style:name="T22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223" style:parent-style-name="Standard" style:family="paragraph">
      <style:paragraph-properties fo:line-height="135%" fo:background-color="#1F1F1F"/>
    </style:style>
    <style:style style:name="T22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25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22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27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22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29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23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231" style:parent-style-name="Standard" style:family="paragraph">
      <style:paragraph-properties fo:line-height="135%" fo:background-color="#1F1F1F"/>
    </style:style>
    <style:style style:name="T23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33" style:parent-style-name="Fonteparág.padrão" style:family="text">
      <style:text-properties style:font-name="Courier New" style:font-name-asian="Courier New" style:font-name-complex="Courier New" fo:color="#C586C0" fo:font-size="10.5pt" style:font-size-asian="10.5pt" style:font-size-complex="10.5pt"/>
    </style:style>
    <style:style style:name="T23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235" style:parent-style-name="Standard" style:family="paragraph">
      <style:paragraph-properties fo:line-height="135%" fo:background-color="#1F1F1F"/>
    </style:style>
    <style:style style:name="T23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37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23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39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24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41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24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243" style:parent-style-name="Standard" style:family="paragraph">
      <style:paragraph-properties fo:line-height="135%" fo:background-color="#1F1F1F"/>
    </style:style>
    <style:style style:name="T24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245" style:parent-style-name="Standard" style:family="paragraph">
      <style:paragraph-properties fo:line-height="135%" fo:background-color="#1F1F1F"/>
    </style:style>
    <style:style style:name="T24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47" style:parent-style-name="Fonteparág.padrão" style:family="text">
      <style:text-properties style:font-name="Courier New" style:font-name-asian="Courier New" style:font-name-complex="Courier New" fo:color="#C586C0" fo:font-size="10.5pt" style:font-size-asian="10.5pt" style:font-size-complex="10.5pt"/>
    </style:style>
    <style:style style:name="T24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49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25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251" style:parent-style-name="Standard" style:family="paragraph">
      <style:paragraph-properties fo:line-height="135%" fo:background-color="#1F1F1F"/>
    </style:style>
    <style:style style:name="T25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53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25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55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25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57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25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59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26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261" style:parent-style-name="Standard" style:family="paragraph">
      <style:paragraph-properties fo:line-height="135%" fo:background-color="#1F1F1F"/>
    </style:style>
    <style:style style:name="T26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263" style:parent-style-name="Standard" style:family="paragraph">
      <style:paragraph-properties fo:line-height="135%" fo:background-color="#1F1F1F"/>
    </style:style>
    <style:style style:name="T26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265" style:parent-style-name="Standard" style:family="paragraph">
      <style:paragraph-properties fo:line-height="135%" fo:background-color="#1F1F1F"/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266" style:parent-style-name="Standard" style:family="paragraph">
      <style:paragraph-properties fo:line-height="135%" fo:background-color="#1F1F1F"/>
    </style:style>
    <style:style style:name="T267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68" style:parent-style-name="Fonteparág.padrão" style:family="text">
      <style:text-properties style:font-name="Courier New" style:font-name-asian="Courier New" style:font-name-complex="Courier New" fo:color="#C586C0" fo:font-size="10.5pt" style:font-size-asian="10.5pt" style:font-size-complex="10.5pt"/>
    </style:style>
    <style:style style:name="T269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270" style:parent-style-name="Standard" style:family="paragraph">
      <style:paragraph-properties fo:line-height="135%" fo:background-color="#1F1F1F"/>
    </style:style>
    <style:style style:name="T271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72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273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27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75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276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277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278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279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280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281" style:parent-style-name="Standard" style:family="paragraph">
      <style:paragraph-properties fo:line-height="135%" fo:background-color="#1F1F1F"/>
    </style:style>
    <style:style style:name="T28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83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284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285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286" style:parent-style-name="Standard" style:family="paragraph">
      <style:paragraph-properties fo:line-height="135%" fo:background-color="#1F1F1F"/>
    </style:style>
    <style:style style:name="T287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288" style:parent-style-name="Standard" style:family="paragraph">
      <style:paragraph-properties fo:line-height="135%" fo:background-color="#1F1F1F"/>
    </style:style>
    <style:style style:name="T289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90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291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29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93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294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295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29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297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298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299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300" style:parent-style-name="Fonteparág.padrão" style:family="text">
      <style:text-properties style:font-name="Courier New" style:font-name-asian="Courier New" style:font-name-complex="Courier New" fo:color="#4FC1FF" fo:font-size="10.5pt" style:font-size-asian="10.5pt" style:font-size-complex="10.5pt"/>
    </style:style>
    <style:style style:name="T301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30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303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304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305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306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307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308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309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310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311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312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313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314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315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316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317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318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319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32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321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322" style:parent-style-name="Standard" style:family="paragraph">
      <style:paragraph-properties fo:line-height="135%" fo:background-color="#1F1F1F"/>
    </style:style>
    <style:style style:name="T323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324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325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326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327" style:parent-style-name="Standard" style:family="paragraph">
      <style:paragraph-properties fo:line-height="135%" fo:background-color="#1F1F1F"/>
    </style:style>
    <style:style style:name="T32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329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330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331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332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333" style:parent-style-name="Standard" style:family="paragraph">
      <style:paragraph-properties fo:line-height="135%" fo:background-color="#1F1F1F"/>
    </style:style>
    <style:style style:name="T33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335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336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337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338" style:parent-style-name="Standard" style:family="paragraph">
      <style:paragraph-properties fo:line-height="135%" fo:background-color="#1F1F1F"/>
    </style:style>
    <style:style style:name="T339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340" style:parent-style-name="Standard" style:family="paragraph">
      <style:paragraph-properties fo:line-height="135%" fo:background-color="#1F1F1F"/>
    </style:style>
    <style:style style:name="T341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342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343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34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345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346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347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34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349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350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351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352" style:parent-style-name="Fonteparág.padrão" style:family="text">
      <style:text-properties style:font-name="Courier New" style:font-name-asian="Courier New" style:font-name-complex="Courier New" fo:color="#4FC1FF" fo:font-size="10.5pt" style:font-size-asian="10.5pt" style:font-size-complex="10.5pt"/>
    </style:style>
    <style:style style:name="T353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35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355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356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357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358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359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360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361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362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363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364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365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366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367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368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369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370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371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372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373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37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375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376" style:parent-style-name="Standard" style:family="paragraph">
      <style:paragraph-properties fo:line-height="135%" fo:background-color="#1F1F1F"/>
    </style:style>
    <style:style style:name="T377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378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379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380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381" style:parent-style-name="Standard" style:family="paragraph">
      <style:paragraph-properties fo:line-height="135%" fo:background-color="#1F1F1F"/>
    </style:style>
    <style:style style:name="T38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383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384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385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386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387" style:parent-style-name="Standard" style:family="paragraph">
      <style:paragraph-properties fo:line-height="135%" fo:background-color="#1F1F1F"/>
    </style:style>
    <style:style style:name="T38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389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390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391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392" style:parent-style-name="Standard" style:family="paragraph">
      <style:paragraph-properties fo:line-height="135%" fo:background-color="#1F1F1F"/>
    </style:style>
    <style:style style:name="T393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394" style:parent-style-name="Standard" style:family="paragraph">
      <style:paragraph-properties fo:line-height="135%" fo:background-color="#1F1F1F"/>
    </style:style>
    <style:style style:name="T395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396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397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39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399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400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401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40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403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404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405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406" style:parent-style-name="Fonteparág.padrão" style:family="text">
      <style:text-properties style:font-name="Courier New" style:font-name-asian="Courier New" style:font-name-complex="Courier New" fo:color="#4FC1FF" fo:font-size="10.5pt" style:font-size-asian="10.5pt" style:font-size-complex="10.5pt"/>
    </style:style>
    <style:style style:name="T407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40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409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410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411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412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413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414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415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416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417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418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419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420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421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422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423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424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425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42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427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428" style:parent-style-name="Standard" style:family="paragraph">
      <style:paragraph-properties fo:line-height="135%" fo:background-color="#1F1F1F"/>
    </style:style>
    <style:style style:name="T429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430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431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432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433" style:parent-style-name="Standard" style:family="paragraph">
      <style:paragraph-properties fo:line-height="135%" fo:background-color="#1F1F1F"/>
    </style:style>
    <style:style style:name="T43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435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436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437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438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439" style:parent-style-name="Standard" style:family="paragraph">
      <style:paragraph-properties fo:line-height="135%" fo:background-color="#1F1F1F"/>
    </style:style>
    <style:style style:name="T44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441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442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443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444" style:parent-style-name="Standard" style:family="paragraph">
      <style:paragraph-properties fo:line-height="135%" fo:background-color="#1F1F1F"/>
    </style:style>
    <style:style style:name="T445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446" style:parent-style-name="Standard" style:family="paragraph">
      <style:paragraph-properties fo:line-height="135%" fo:background-color="#1F1F1F"/>
    </style:style>
    <style:style style:name="T447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448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449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45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451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452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453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454" style:parent-style-name="Fonteparág.padrão" style:family="text">
      <style:text-properties style:font-name="Courier New" style:font-name-asian="Courier New" style:font-name-complex="Courier New" fo:color="#4FC1FF" fo:font-size="10.5pt" style:font-size-asian="10.5pt" style:font-size-complex="10.5pt"/>
    </style:style>
    <style:style style:name="T455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45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457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458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459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460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461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462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463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464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465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466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467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468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469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470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471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472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473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474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475" style:parent-style-name="Standard" style:family="paragraph">
      <style:paragraph-properties fo:line-height="135%" fo:background-color="#1F1F1F"/>
    </style:style>
    <style:style style:name="T47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477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478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479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480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481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482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483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48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485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486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487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488" style:parent-style-name="Standard" style:family="paragraph">
      <style:paragraph-properties fo:line-height="135%" fo:background-color="#1F1F1F"/>
    </style:style>
    <style:style style:name="T489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490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491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49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493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494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495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496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497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498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499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500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501" style:parent-style-name="Standard" style:family="paragraph">
      <style:paragraph-properties fo:line-height="135%" fo:background-color="#1F1F1F"/>
    </style:style>
    <style:style style:name="T50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03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504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505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06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507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508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509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51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11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512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513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514" style:parent-style-name="Standard" style:family="paragraph">
      <style:paragraph-properties fo:line-height="135%" fo:background-color="#1F1F1F"/>
    </style:style>
    <style:style style:name="T515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16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517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51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19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520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521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522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523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24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525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526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527" style:parent-style-name="Standard" style:family="paragraph">
      <style:paragraph-properties fo:line-height="135%" fo:background-color="#1F1F1F"/>
    </style:style>
    <style:style style:name="T52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29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530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531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532" style:parent-style-name="Standard" style:family="paragraph">
      <style:paragraph-properties fo:line-height="135%" fo:background-color="#1F1F1F"/>
    </style:style>
    <style:style style:name="T533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34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535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536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537" style:parent-style-name="Standard" style:family="paragraph">
      <style:paragraph-properties fo:line-height="135%" fo:background-color="#1F1F1F"/>
    </style:style>
    <style:style style:name="T53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39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540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541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42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543" style:parent-style-name="Standard" style:family="paragraph">
      <style:paragraph-properties fo:line-height="135%" fo:background-color="#1F1F1F"/>
    </style:style>
    <style:style style:name="T54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45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546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547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548" style:parent-style-name="Standard" style:family="paragraph">
      <style:paragraph-properties fo:line-height="135%" fo:background-color="#1F1F1F"/>
    </style:style>
    <style:style style:name="T549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550" style:parent-style-name="Standard" style:family="paragraph">
      <style:paragraph-properties fo:line-height="135%" fo:background-color="#1F1F1F"/>
    </style:style>
    <style:style style:name="T551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52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553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554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555" style:parent-style-name="Standard" style:family="paragraph">
      <style:paragraph-properties fo:line-height="135%" fo:background-color="#1F1F1F"/>
    </style:style>
    <style:style style:name="T55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57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558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559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60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561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562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563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64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565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566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567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68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569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570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571" style:parent-style-name="Fonteparág.padrão" style:family="text">
      <style:text-properties style:font-name="Courier New" style:font-name-asian="Courier New" style:font-name-complex="Courier New" fo:color="#4FC1FF" fo:font-size="10.5pt" style:font-size-asian="10.5pt" style:font-size-complex="10.5pt"/>
    </style:style>
    <style:style style:name="T572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573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574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575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76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577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578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579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580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581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582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583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584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585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586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587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88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589" style:parent-style-name="Standard" style:family="paragraph">
      <style:paragraph-properties fo:line-height="135%" fo:background-color="#1F1F1F"/>
    </style:style>
    <style:style style:name="T59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591" style:parent-style-name="Standard" style:family="paragraph">
      <style:paragraph-properties fo:line-height="135%" fo:background-color="#1F1F1F"/>
    </style:style>
    <style:style style:name="T59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93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594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595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596" style:parent-style-name="Standard" style:family="paragraph">
      <style:paragraph-properties fo:line-height="135%" fo:background-color="#1F1F1F"/>
    </style:style>
    <style:style style:name="T597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598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599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600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601" style:parent-style-name="Standard" style:family="paragraph">
      <style:paragraph-properties fo:line-height="135%" fo:background-color="#1F1F1F"/>
    </style:style>
    <style:style style:name="T60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603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604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605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606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607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608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609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610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611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612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613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614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615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616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617" style:parent-style-name="Fonteparág.padrão" style:family="text">
      <style:text-properties style:font-name="Courier New" style:font-name-asian="Courier New" style:font-name-complex="Courier New" fo:color="#4FC1FF" fo:font-size="10.5pt" style:font-size-asian="10.5pt" style:font-size-complex="10.5pt"/>
    </style:style>
    <style:style style:name="T618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619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620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621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622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623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624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625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626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627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628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629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630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631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632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633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634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635" style:parent-style-name="Standard" style:family="paragraph">
      <style:paragraph-properties fo:line-height="135%" fo:background-color="#1F1F1F"/>
    </style:style>
    <style:style style:name="T63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637" style:parent-style-name="Standard" style:family="paragraph">
      <style:paragraph-properties fo:line-height="135%" fo:background-color="#1F1F1F"/>
    </style:style>
    <style:style style:name="T63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639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640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641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642" style:parent-style-name="Standard" style:family="paragraph">
      <style:paragraph-properties fo:line-height="135%" fo:background-color="#1F1F1F"/>
    </style:style>
    <style:style style:name="T643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644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645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646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647" style:parent-style-name="Standard" style:family="paragraph">
      <style:paragraph-properties fo:line-height="135%" fo:background-color="#1F1F1F"/>
    </style:style>
    <style:style style:name="T64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649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650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651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652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653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654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655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656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657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658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659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660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661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662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663" style:parent-style-name="Fonteparág.padrão" style:family="text">
      <style:text-properties style:font-name="Courier New" style:font-name-asian="Courier New" style:font-name-complex="Courier New" fo:color="#4FC1FF" fo:font-size="10.5pt" style:font-size-asian="10.5pt" style:font-size-complex="10.5pt"/>
    </style:style>
    <style:style style:name="T664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665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666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667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668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669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670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671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672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673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674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675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676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677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678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679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680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681" style:parent-style-name="Standard" style:family="paragraph">
      <style:paragraph-properties fo:line-height="135%" fo:background-color="#1F1F1F"/>
    </style:style>
    <style:style style:name="T682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683" style:parent-style-name="Standard" style:family="paragraph">
      <style:paragraph-properties fo:line-height="135%" fo:background-color="#1F1F1F"/>
    </style:style>
    <style:style style:name="T68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685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686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687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688" style:parent-style-name="Standard" style:family="paragraph">
      <style:paragraph-properties fo:line-height="135%" fo:background-color="#1F1F1F"/>
    </style:style>
    <style:style style:name="T689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690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691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692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693" style:parent-style-name="Standard" style:family="paragraph">
      <style:paragraph-properties fo:line-height="135%" fo:background-color="#1F1F1F"/>
    </style:style>
    <style:style style:name="T69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695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696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697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698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699" style:parent-style-name="Standard" style:family="paragraph">
      <style:paragraph-properties fo:line-height="135%" fo:background-color="#1F1F1F"/>
    </style:style>
    <style:style style:name="T70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701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702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703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704" style:parent-style-name="Fonteparág.padrão" style:family="text">
      <style:text-properties style:font-name="Courier New" style:font-name-asian="Courier New" style:font-name-complex="Courier New" fo:color="#9CDCFE" fo:font-size="10.5pt" style:font-size-asian="10.5pt" style:font-size-complex="10.5pt"/>
    </style:style>
    <style:style style:name="T705" style:parent-style-name="Fonteparág.padrão" style:family="text">
      <style:text-properties style:font-name="Courier New" style:font-name-asian="Courier New" style:font-name-complex="Courier New" fo:color="#D4D4D4" fo:font-size="10.5pt" style:font-size-asian="10.5pt" style:font-size-complex="10.5pt"/>
    </style:style>
    <style:style style:name="T706" style:parent-style-name="Fonteparág.padrão" style:family="text">
      <style:text-properties style:font-name="Courier New" style:font-name-asian="Courier New" style:font-name-complex="Courier New" fo:color="#CE9178" fo:font-size="10.5pt" style:font-size-asian="10.5pt" style:font-size-complex="10.5pt"/>
    </style:style>
    <style:style style:name="T707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70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709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710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711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712" style:parent-style-name="Standard" style:family="paragraph">
      <style:paragraph-properties fo:line-height="135%" fo:background-color="#1F1F1F"/>
    </style:style>
    <style:style style:name="T713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714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T715" style:parent-style-name="Fonteparág.padrão" style:family="text">
      <style:text-properties style:font-name="Courier New" style:font-name-asian="Courier New" style:font-name-complex="Courier New" fo:color="#569CD6" fo:font-size="10.5pt" style:font-size-asian="10.5pt" style:font-size-complex="10.5pt"/>
    </style:style>
    <style:style style:name="T716" style:parent-style-name="Fonteparág.padrão" style:family="text">
      <style:text-properties style:font-name="Courier New" style:font-name-asian="Courier New" style:font-name-complex="Courier New" fo:color="#808080" fo:font-size="10.5pt" style:font-size-asian="10.5pt" style:font-size-complex="10.5pt"/>
    </style:style>
    <style:style style:name="P717" style:parent-style-name="Standard" style:family="paragraph">
      <style:paragraph-properties fo:line-height="135%" fo:background-color="#1F1F1F"/>
    </style:style>
    <style:style style:name="T71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719" style:parent-style-name="Standard" style:family="paragraph">
      <style:paragraph-properties fo:line-height="135%" fo:background-color="#1F1F1F"/>
    </style:style>
    <style:style style:name="T720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721" style:parent-style-name="Standard" style:family="paragraph">
      <style:paragraph-properties fo:line-height="135%" fo:background-color="#1F1F1F"/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722" style:parent-style-name="Standard" style:family="paragraph">
      <style:paragraph-properties fo:line-height="135%" fo:background-color="#1F1F1F"/>
    </style:style>
    <style:style style:name="T723" style:parent-style-name="Fonteparág.padrão" style:family="text">
      <style:text-properties style:font-name="Courier New" style:font-name-asian="Courier New" style:font-name-complex="Courier New" fo:color="#C586C0" fo:font-size="10.5pt" style:font-size-asian="10.5pt" style:font-size-complex="10.5pt"/>
    </style:style>
    <style:style style:name="T724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725" style:parent-style-name="Fonteparág.padrão" style:family="text">
      <style:text-properties style:font-name="Courier New" style:font-name-asian="Courier New" style:font-name-complex="Courier New" fo:color="#C586C0" fo:font-size="10.5pt" style:font-size-asian="10.5pt" style:font-size-complex="10.5pt"/>
    </style:style>
    <style:style style:name="T726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T727" style:parent-style-name="Fonteparág.padrão" style:family="text">
      <style:text-properties style:font-name="Courier New" style:font-name-asian="Courier New" style:font-name-complex="Courier New" fo:color="#DCDCAA" fo:font-size="10.5pt" style:font-size-asian="10.5pt" style:font-size-complex="10.5pt"/>
    </style:style>
    <style:style style:name="T728" style:parent-style-name="Fonteparág.padrão" style:family="text"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729" style:parent-style-name="Standard" style:family="paragraph">
      <style:paragraph-properties fo:line-height="135%" fo:background-color="#1F1F1F"/>
      <style:text-properties style:font-name="Courier New" style:font-name-asian="Courier New" style:font-name-complex="Courier New" fo:color="#CCCCCC" fo:font-size="10.5pt" style:font-size-asian="10.5pt" style:font-size-complex="10.5pt"/>
    </style:style>
    <style:style style:name="P730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731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732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733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734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735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736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language-asian="pt" style:country-asian="BR" style:language-complex="ar" style:country-complex="SA"/>
    </style:style>
    <style:style style:name="T737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738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739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740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741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742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743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744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745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language-asian="pt" style:country-asian="BR" style:language-complex="ar" style:country-complex="SA"/>
    </style:style>
    <style:style style:name="T746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747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748" style:parent-style-name="Normal" style:family="paragraph">
      <style:paragraph-properties style:vertical-align="auto" style:line-height-at-least="0.2291in" fo:background-color="#282A36"/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 fo:hyphenate="true"/>
    </style:style>
    <style:style style:name="P749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750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751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752" style:parent-style-name="Fonteparág.padrão" style:family="text">
      <style:text-properties style:font-name="Fira Code" style:font-name-asian="Times New Roman" style:font-name-complex="Fira Code" fo:color="#50FA7B" fo:font-size="10pt" style:font-size-asian="10pt" style:font-size-complex="10pt" style:language-asian="pt" style:country-asian="BR" style:language-complex="ar" style:country-complex="SA"/>
    </style:style>
    <style:style style:name="T753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754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755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756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757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758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759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760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761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762" style:parent-style-name="Fonteparág.padrão" style:family="text">
      <style:text-properties style:font-name="Fira Code" style:font-name-asian="Times New Roman" style:font-name-complex="Fira Code" fo:font-style="italic" style:font-style-asian="italic" style:font-style-complex="italic" fo:color="#50FA7B" fo:font-size="10pt" style:font-size-asian="10pt" style:font-size-complex="10pt" style:language-asian="pt" style:country-asian="BR" style:language-complex="ar" style:country-complex="SA"/>
    </style:style>
    <style:style style:name="T763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764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765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language-asian="pt" style:country-asian="BR" style:language-complex="ar" style:country-complex="SA"/>
    </style:style>
    <style:style style:name="T766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767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768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769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770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771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772" style:parent-style-name="Fonteparág.padrão" style:family="text">
      <style:text-properties style:font-name="Fira Code" style:font-name-asian="Times New Roman" style:font-name-complex="Fira Code" fo:font-style="italic" style:font-style-asian="italic" style:font-style-complex="italic" fo:color="#50FA7B" fo:font-size="10pt" style:font-size-asian="10pt" style:font-size-complex="10pt" style:language-asian="pt" style:country-asian="BR" style:language-complex="ar" style:country-complex="SA"/>
    </style:style>
    <style:style style:name="T773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774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775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language-asian="pt" style:country-asian="BR" style:language-complex="ar" style:country-complex="SA"/>
    </style:style>
    <style:style style:name="T776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777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778" style:parent-style-name="Normal" style:family="paragraph">
      <style:paragraph-properties style:vertical-align="auto" style:line-height-at-least="0.2291in" fo:background-color="#282A36"/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 fo:hyphenate="true"/>
    </style:style>
    <style:style style:name="P779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780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781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782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783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784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785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786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787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788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789" style:parent-style-name="Fonteparág.padrão" style:family="text">
      <style:text-properties style:font-name="Fira Code" style:font-name-asian="Times New Roman" style:font-name-complex="Fira Code" fo:font-style="italic" style:font-style-asian="italic" style:font-style-complex="italic" fo:color="#50FA7B" fo:font-size="10pt" style:font-size-asian="10pt" style:font-size-complex="10pt" style:language-asian="pt" style:country-asian="BR" style:language-complex="ar" style:country-complex="SA"/>
    </style:style>
    <style:style style:name="T790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791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792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language-asian="pt" style:country-asian="BR" style:language-complex="ar" style:country-complex="SA"/>
    </style:style>
    <style:style style:name="T793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794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795" style:parent-style-name="Fonteparág.padrão" style:family="text">
      <style:text-properties style:font-name="Fira Code" style:font-name-asian="Times New Roman" style:font-name-complex="Fira Code" fo:font-style="italic" style:font-style-asian="italic" style:font-style-complex="italic" fo:color="#50FA7B" fo:font-size="10pt" style:font-size-asian="10pt" style:font-size-complex="10pt" style:language-asian="pt" style:country-asian="BR" style:language-complex="ar" style:country-complex="SA"/>
    </style:style>
    <style:style style:name="T796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797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798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language-asian="pt" style:country-asian="BR" style:language-complex="ar" style:country-complex="SA"/>
    </style:style>
    <style:style style:name="T799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800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01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802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03" style:parent-style-name="Fonteparág.padrão" style:family="text">
      <style:text-properties style:font-name="Fira Code" style:font-name-asian="Times New Roman" style:font-name-complex="Fira Code" fo:color="#BD93F9" fo:font-size="10pt" style:font-size-asian="10pt" style:font-size-complex="10pt" style:language-asian="pt" style:country-asian="BR" style:language-complex="ar" style:country-complex="SA"/>
    </style:style>
    <style:style style:name="P804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805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06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807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08" style:parent-style-name="Fonteparág.padrão" style:family="text">
      <style:text-properties style:font-name="Fira Code" style:font-name-asian="Times New Roman" style:font-name-complex="Fira Code" fo:font-style="italic" style:font-style-asian="italic" style:font-style-complex="italic" fo:color="#50FA7B" fo:font-size="10pt" style:font-size-asian="10pt" style:font-size-complex="10pt" style:language-asian="pt" style:country-asian="BR" style:language-complex="ar" style:country-complex="SA"/>
    </style:style>
    <style:style style:name="T809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810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811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language-asian="pt" style:country-asian="BR" style:language-complex="ar" style:country-complex="SA"/>
    </style:style>
    <style:style style:name="T812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813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14" style:parent-style-name="Fonteparág.padrão" style:family="text">
      <style:text-properties style:font-name="Fira Code" style:font-name-asian="Times New Roman" style:font-name-complex="Fira Code" fo:font-style="italic" style:font-style-asian="italic" style:font-style-complex="italic" fo:color="#50FA7B" fo:font-size="10pt" style:font-size-asian="10pt" style:font-size-complex="10pt" style:language-asian="pt" style:country-asian="BR" style:language-complex="ar" style:country-complex="SA"/>
    </style:style>
    <style:style style:name="T815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816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817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language-asian="pt" style:country-asian="BR" style:language-complex="ar" style:country-complex="SA"/>
    </style:style>
    <style:style style:name="T818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819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20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821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22" style:parent-style-name="Fonteparág.padrão" style:family="text">
      <style:text-properties style:font-name="Fira Code" style:font-name-asian="Times New Roman" style:font-name-complex="Fira Code" fo:color="#BD93F9" fo:font-size="10pt" style:font-size-asian="10pt" style:font-size-complex="10pt" style:language-asian="pt" style:country-asian="BR" style:language-complex="ar" style:country-complex="SA"/>
    </style:style>
    <style:style style:name="P823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824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25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826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27" style:parent-style-name="Fonteparág.padrão" style:family="text">
      <style:text-properties style:font-name="Fira Code" style:font-name-asian="Times New Roman" style:font-name-complex="Fira Code" fo:font-style="italic" style:font-style-asian="italic" style:font-style-complex="italic" fo:color="#50FA7B" fo:font-size="10pt" style:font-size-asian="10pt" style:font-size-complex="10pt" style:language-asian="pt" style:country-asian="BR" style:language-complex="ar" style:country-complex="SA"/>
    </style:style>
    <style:style style:name="T828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829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830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language-asian="pt" style:country-asian="BR" style:language-complex="ar" style:country-complex="SA"/>
    </style:style>
    <style:style style:name="T831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832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33" style:parent-style-name="Fonteparág.padrão" style:family="text">
      <style:text-properties style:font-name="Fira Code" style:font-name-asian="Times New Roman" style:font-name-complex="Fira Code" fo:font-style="italic" style:font-style-asian="italic" style:font-style-complex="italic" fo:color="#50FA7B" fo:font-size="10pt" style:font-size-asian="10pt" style:font-size-complex="10pt" style:language-asian="pt" style:country-asian="BR" style:language-complex="ar" style:country-complex="SA"/>
    </style:style>
    <style:style style:name="T834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835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836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language-asian="pt" style:country-asian="BR" style:language-complex="ar" style:country-complex="SA"/>
    </style:style>
    <style:style style:name="T837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838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39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840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41" style:parent-style-name="Fonteparág.padrão" style:family="text">
      <style:text-properties style:font-name="Fira Code" style:font-name-asian="Times New Roman" style:font-name-complex="Fira Code" fo:color="#BD93F9" fo:font-size="10pt" style:font-size-asian="10pt" style:font-size-complex="10pt" style:language-asian="pt" style:country-asian="BR" style:language-complex="ar" style:country-complex="SA"/>
    </style:style>
    <style:style style:name="P842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843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44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845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846" style:parent-style-name="Normal" style:family="paragraph">
      <style:paragraph-properties style:vertical-align="auto" style:line-height-at-least="0.2291in" fo:background-color="#282A36"/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 fo:hyphenate="true"/>
    </style:style>
    <style:style style:name="P847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848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49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850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851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852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53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854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55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856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857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858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59" style:parent-style-name="Fonteparág.padrão" style:family="text">
      <style:text-properties style:font-name="Fira Code" style:font-name-asian="Times New Roman" style:font-name-complex="Fira Code" fo:font-style="italic" style:font-style-asian="italic" style:font-style-complex="italic" fo:color="#8BE9FD" fo:font-size="10pt" style:font-size-asian="10pt" style:font-size-complex="10pt" style:language-asian="pt" style:country-asian="BR" style:language-complex="ar" style:country-complex="SA"/>
    </style:style>
    <style:style style:name="T860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861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862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63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864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865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866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67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868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869" style:parent-style-name="Normal" style:family="paragraph">
      <style:paragraph-properties style:vertical-align="auto" style:line-height-at-least="0.2291in" fo:background-color="#282A36"/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 fo:hyphenate="true"/>
    </style:style>
    <style:style style:name="P870" style:parent-style-name="Normal" style:family="paragraph">
      <style:paragraph-properties style:vertical-align="auto" style:line-height-at-least="0.2291in" fo:background-color="#282A36"/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 fo:hyphenate="true"/>
    </style:style>
    <style:style style:name="P871" style:parent-style-name="Normal" style:family="paragraph">
      <style:paragraph-properties style:vertical-align="auto" style:line-height-at-least="0.2291in" fo:background-color="#282A36"/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 fo:hyphenate="true"/>
    </style:style>
    <style:style style:name="P872" style:parent-style-name="Normal" style:family="paragraph">
      <style:paragraph-properties style:vertical-align="auto" style:line-height-at-least="0.2291in" fo:background-color="#282A36"/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 fo:hyphenate="true"/>
    </style:style>
    <style:style style:name="P873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874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875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76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877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78" style:parent-style-name="Fonteparág.padrão" style:family="text">
      <style:text-properties style:font-name="Fira Code" style:font-name-asian="Times New Roman" style:font-name-complex="Fira Code" fo:color="#50FA7B" fo:font-size="10pt" style:font-size-asian="10pt" style:font-size-complex="10pt" style:language-asian="pt" style:country-asian="BR" style:language-complex="ar" style:country-complex="SA"/>
    </style:style>
    <style:style style:name="T879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880" style:parent-style-name="Normal" style:family="paragraph">
      <style:paragraph-properties style:vertical-align="auto" style:line-height-at-least="0.2291in" fo:background-color="#282A36"/>
      <style:text-properties style:font-name="Fira Code" style:font-name-asian="Times New Roman" style:font-name-complex="Fira Code" fo:color="#F8F8F2" fo:font-size="12pt" style:font-size-asian="12pt" style:font-size-complex="12pt" style:language-asian="pt" style:country-asian="BR" style:language-complex="ar" style:country-complex="SA" fo:hyphenate="true"/>
    </style:style>
    <style:style style:name="P881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882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883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84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885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86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887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language-asian="pt" style:country-asian="BR" style:language-complex="ar" style:country-complex="SA"/>
    </style:style>
    <style:style style:name="T888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889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890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891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892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93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894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895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896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language-asian="pt" style:country-asian="BR" style:language-complex="ar" style:country-complex="SA"/>
    </style:style>
    <style:style style:name="T897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898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899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900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901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02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903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04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905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language-asian="pt" style:country-asian="BR" style:language-complex="ar" style:country-complex="SA"/>
    </style:style>
    <style:style style:name="T906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907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908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909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910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11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912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13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914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language-asian="pt" style:country-asian="BR" style:language-complex="ar" style:country-complex="SA"/>
    </style:style>
    <style:style style:name="T915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916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917" style:parent-style-name="Normal" style:family="paragraph">
      <style:paragraph-properties style:vertical-align="auto" fo:margin-bottom="0.1666in" style:line-height-at-least="0.2291in" fo:background-color="#282A36"/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 fo:hyphenate="true"/>
    </style:style>
    <style:style style:name="P918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919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20" style:parent-style-name="Fonteparág.padrão" style:family="text">
      <style:text-properties style:font-name="Fira Code" style:font-name-asian="Times New Roman" style:font-name-complex="Fira Code" fo:color="#50FA7B" fo:font-size="10pt" style:font-size-asian="10pt" style:font-size-complex="10pt" style:language-asian="pt" style:country-asian="BR" style:language-complex="ar" style:country-complex="SA"/>
    </style:style>
    <style:style style:name="T921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22" style:parent-style-name="Fonteparág.padrão" style:family="text">
      <style:text-properties style:font-name="Fira Code" style:font-name-asian="Times New Roman" style:font-name-complex="Fira Code" fo:font-style="italic" style:font-style-asian="italic" style:font-style-complex="italic" fo:color="#8BE9FD" fo:font-size="10pt" style:font-size-asian="10pt" style:font-size-complex="10pt" style:language-asian="pt" style:country-asian="BR" style:language-complex="ar" style:country-complex="SA"/>
    </style:style>
    <style:style style:name="T923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24" style:parent-style-name="Fonteparág.padrão" style:family="text">
      <style:text-properties style:font-name="Fira Code" style:font-name-asian="Times New Roman" style:font-name-complex="Fira Code" fo:color="#BD93F9" fo:font-size="10pt" style:font-size-asian="10pt" style:font-size-complex="10pt" style:language-asian="pt" style:country-asian="BR" style:language-complex="ar" style:country-complex="SA"/>
    </style:style>
    <style:style style:name="T925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26" style:parent-style-name="Fonteparág.padrão" style:family="text">
      <style:text-properties style:font-name="Fira Code" style:font-name-asian="Times New Roman" style:font-name-complex="Fira Code" fo:color="#50FA7B" fo:font-size="10pt" style:font-size-asian="10pt" style:font-size-complex="10pt" style:language-asian="pt" style:country-asian="BR" style:language-complex="ar" style:country-complex="SA"/>
    </style:style>
    <style:style style:name="T927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28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929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language-asian="pt" style:country-asian="BR" style:language-complex="ar" style:country-complex="SA"/>
    </style:style>
    <style:style style:name="T930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931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932" style:parent-style-name="Standard" style:family="paragraph">
      <style:paragraph-properties fo:margin-top="0.1666in"/>
    </style:style>
    <style:style style:name="P933" style:parent-style-name="Standard" style:family="paragraph">
      <style:paragraph-properties fo:margin-top="0.1666in"/>
    </style:style>
    <style:style style:name="P934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935" style:parent-style-name="Fonteparág.padrão" style:family="text">
      <style:text-properties style:font-name="Fira Code" style:font-name-asian="Times New Roman" style:font-name-complex="Fira Code" fo:font-style="italic" style:font-style-asian="italic" style:font-style-complex="italic" fo:color="#8BE9FD" fo:font-size="10pt" style:font-size-asian="10pt" style:font-size-complex="10pt" style:language-asian="pt" style:country-asian="BR" style:language-complex="ar" style:country-complex="SA"/>
    </style:style>
    <style:style style:name="T936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37" style:parent-style-name="Fonteparág.padrão" style:family="text">
      <style:text-properties style:font-name="Fira Code" style:font-name-asian="Times New Roman" style:font-name-complex="Fira Code" fo:font-style="italic" style:font-style-asian="italic" style:font-style-complex="italic" fo:color="#8BE9FD" fo:font-size="10pt" style:font-size-asian="10pt" style:font-size-complex="10pt" style:language-asian="pt" style:country-asian="BR" style:language-complex="ar" style:country-complex="SA"/>
    </style:style>
    <style:style style:name="T938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39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940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941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942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43" style:parent-style-name="Fonteparág.padrão" style:family="text">
      <style:text-properties style:font-name="Fira Code" style:font-name-asian="Times New Roman" style:font-name-complex="Fira Code" fo:color="#50FA7B" fo:font-size="10pt" style:font-size-asian="10pt" style:font-size-complex="10pt" style:language-asian="pt" style:country-asian="BR" style:language-complex="ar" style:country-complex="SA"/>
    </style:style>
    <style:style style:name="T944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45" style:parent-style-name="Fonteparág.padrão" style:family="text">
      <style:text-properties style:font-name="Fira Code" style:font-name-asian="Times New Roman" style:font-name-complex="Fira Code" fo:font-style="italic" style:font-style-asian="italic" style:font-style-complex="italic" fo:color="#FFB86C" fo:font-size="10pt" style:font-size-asian="10pt" style:font-size-complex="10pt" style:language-asian="pt" style:country-asian="BR" style:language-complex="ar" style:country-complex="SA"/>
    </style:style>
    <style:style style:name="T946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47" style:parent-style-name="Fonteparág.padrão" style:family="text">
      <style:text-properties style:font-name="Fira Code" style:font-name-asian="Times New Roman" style:font-name-complex="Fira Code" fo:font-style="italic" style:font-style-asian="italic" style:font-style-complex="italic" fo:color="#FFB86C" fo:font-size="10pt" style:font-size-asian="10pt" style:font-size-complex="10pt" style:language-asian="pt" style:country-asian="BR" style:language-complex="ar" style:country-complex="SA"/>
    </style:style>
    <style:style style:name="T948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949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950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51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952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53" style:parent-style-name="Fonteparág.padrão" style:family="text">
      <style:text-properties style:font-name="Fira Code" style:font-name-asian="Times New Roman" style:font-name-complex="Fira Code" fo:color="#BD93F9" fo:font-size="10pt" style:font-size-asian="10pt" style:font-size-complex="10pt" style:language-asian="pt" style:country-asian="BR" style:language-complex="ar" style:country-complex="SA"/>
    </style:style>
    <style:style style:name="T954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55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956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57" style:parent-style-name="Fonteparág.padrão" style:family="text">
      <style:text-properties style:font-name="Fira Code" style:font-name-asian="Times New Roman" style:font-name-complex="Fira Code" fo:font-style="italic" style:font-style-asian="italic" style:font-style-complex="italic" fo:color="#FFB86C" fo:font-size="10pt" style:font-size-asian="10pt" style:font-size-complex="10pt" style:language-asian="pt" style:country-asian="BR" style:language-complex="ar" style:country-complex="SA"/>
    </style:style>
    <style:style style:name="T958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959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960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61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962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63" style:parent-style-name="Fonteparág.padrão" style:family="text">
      <style:text-properties style:font-name="Fira Code" style:font-name-asian="Times New Roman" style:font-name-complex="Fira Code" fo:color="#BD93F9" fo:font-size="10pt" style:font-size-asian="10pt" style:font-size-complex="10pt" style:language-asian="pt" style:country-asian="BR" style:language-complex="ar" style:country-complex="SA"/>
    </style:style>
    <style:style style:name="T964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65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966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67" style:parent-style-name="Fonteparág.padrão" style:family="text">
      <style:text-properties style:font-name="Fira Code" style:font-name-asian="Times New Roman" style:font-name-complex="Fira Code" fo:color="#BD93F9" fo:font-size="10pt" style:font-size-asian="10pt" style:font-size-complex="10pt" style:language-asian="pt" style:country-asian="BR" style:language-complex="ar" style:country-complex="SA"/>
    </style:style>
    <style:style style:name="T968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69" style:parent-style-name="Fonteparág.padrão" style:family="text">
      <style:text-properties style:font-name="Fira Code" style:font-name-asian="Times New Roman" style:font-name-complex="Fira Code" fo:color="#6272A4" fo:font-size="10pt" style:font-size-asian="10pt" style:font-size-complex="10pt" style:language-asian="pt" style:country-asian="BR" style:language-complex="ar" style:country-complex="SA"/>
    </style:style>
    <style:style style:name="P970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971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72" style:parent-style-name="Fonteparág.padrão" style:family="text">
      <style:text-properties style:font-name="Fira Code" style:font-name-asian="Times New Roman" style:font-name-complex="Fira Code" fo:color="#BD93F9" fo:font-size="10pt" style:font-size-asian="10pt" style:font-size-complex="10pt" style:language-asian="pt" style:country-asian="BR" style:language-complex="ar" style:country-complex="SA"/>
    </style:style>
    <style:style style:name="T973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74" style:parent-style-name="Fonteparág.padrão" style:family="text">
      <style:text-properties style:font-name="Fira Code" style:font-name-asian="Times New Roman" style:font-name-complex="Fira Code" fo:color="#50FA7B" fo:font-size="10pt" style:font-size-asian="10pt" style:font-size-complex="10pt" style:language-asian="pt" style:country-asian="BR" style:language-complex="ar" style:country-complex="SA"/>
    </style:style>
    <style:style style:name="T975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76" style:parent-style-name="Fonteparág.padrão" style:family="text">
      <style:text-properties style:font-name="Fira Code" style:font-name-asian="Times New Roman" style:font-name-complex="Fira Code" fo:color="#BD93F9" fo:font-size="10pt" style:font-size-asian="10pt" style:font-size-complex="10pt" style:language-asian="pt" style:country-asian="BR" style:language-complex="ar" style:country-complex="SA"/>
    </style:style>
    <style:style style:name="T977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978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979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80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981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82" style:parent-style-name="Fonteparág.padrão" style:family="text">
      <style:text-properties style:font-name="Fira Code" style:font-name-asian="Times New Roman" style:font-name-complex="Fira Code" fo:color="#BD93F9" fo:font-size="10pt" style:font-size-asian="10pt" style:font-size-complex="10pt" style:language-asian="pt" style:country-asian="BR" style:language-complex="ar" style:country-complex="SA"/>
    </style:style>
    <style:style style:name="T983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84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985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986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987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88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989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90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991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language-asian="pt" style:country-asian="BR" style:language-complex="ar" style:country-complex="SA"/>
    </style:style>
    <style:style style:name="T992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language-asian="pt" style:country-asian="BR" style:language-complex="ar" style:country-complex="SA"/>
    </style:style>
    <style:style style:name="T993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94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995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96" style:parent-style-name="Fonteparág.padrão" style:family="text">
      <style:text-properties style:font-name="Fira Code" style:font-name-asian="Times New Roman" style:font-name-complex="Fira Code" fo:color="#BD93F9" fo:font-size="10pt" style:font-size-asian="10pt" style:font-size-complex="10pt" style:language-asian="pt" style:country-asian="BR" style:language-complex="ar" style:country-complex="SA"/>
    </style:style>
    <style:style style:name="T997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998" style:parent-style-name="Fonteparág.padrão" style:family="text">
      <style:text-properties style:font-name="Fira Code" style:font-name-asian="Times New Roman" style:font-name-complex="Fira Code" fo:color="#50FA7B" fo:font-size="10pt" style:font-size-asian="10pt" style:font-size-complex="10pt" style:language-asian="pt" style:country-asian="BR" style:language-complex="ar" style:country-complex="SA"/>
    </style:style>
    <style:style style:name="T999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1000" style:parent-style-name="Fonteparág.padrão" style:family="text">
      <style:text-properties style:font-name="Fira Code" style:font-name-asian="Times New Roman" style:font-name-complex="Fira Code" fo:color="#BD93F9" fo:font-size="10pt" style:font-size-asian="10pt" style:font-size-complex="10pt" style:language-asian="pt" style:country-asian="BR" style:language-complex="ar" style:country-complex="SA"/>
    </style:style>
    <style:style style:name="T1001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1002" style:parent-style-name="Fonteparág.padrão" style:family="text">
      <style:text-properties style:font-name="Fira Code" style:font-name-asian="Times New Roman" style:font-name-complex="Fira Code" fo:color="#6272A4" fo:font-size="10pt" style:font-size-asian="10pt" style:font-size-complex="10pt" style:language-asian="pt" style:country-asian="BR" style:language-complex="ar" style:country-complex="SA"/>
    </style:style>
    <style:style style:name="P1003" style:parent-style-name="Normal" style:family="paragraph">
      <style:paragraph-properties style:vertical-align="auto" style:line-height-at-least="0.2291in" fo:background-color="#282A36"/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 fo:hyphenate="true"/>
    </style:style>
    <style:style style:name="P1004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1005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1006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language-asian="pt" style:country-asian="BR" style:language-complex="ar" style:country-complex="SA"/>
    </style:style>
    <style:style style:name="T1007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1008" style:parent-style-name="Fonteparág.padrão" style:family="text">
      <style:text-properties style:font-name="Fira Code" style:font-name-asian="Times New Roman" style:font-name-complex="Fira Code" fo:font-style="italic" style:font-style-asian="italic" style:font-style-complex="italic" fo:color="#FFB86C" fo:font-size="10pt" style:font-size-asian="10pt" style:font-size-complex="10pt" style:language-asian="pt" style:country-asian="BR" style:language-complex="ar" style:country-complex="SA"/>
    </style:style>
    <style:style style:name="T1009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1010" style:parent-style-name="Fonteparág.padrão" style:family="text">
      <style:text-properties style:font-name="Fira Code" style:font-name-asian="Times New Roman" style:font-name-complex="Fira Code" fo:color="#50FA7B" fo:font-size="10pt" style:font-size-asian="10pt" style:font-size-complex="10pt" style:language-asian="pt" style:country-asian="BR" style:language-complex="ar" style:country-complex="SA"/>
    </style:style>
    <style:style style:name="T1011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T1012" style:parent-style-name="Fonteparág.padrão" style:family="text">
      <style:text-properties style:font-name="Fira Code" style:font-name-asian="Times New Roman" style:font-name-complex="Fira Code" fo:color="#BD93F9" fo:font-size="10pt" style:font-size-asian="10pt" style:font-size-complex="10pt" style:language-asian="pt" style:country-asian="BR" style:language-complex="ar" style:country-complex="SA"/>
    </style:style>
    <style:style style:name="T1013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/>
    </style:style>
    <style:style style:name="P1014" style:parent-style-name="Normal" style:family="paragraph">
      <style:paragraph-properties style:vertical-align="auto" style:line-height-at-least="0.2291in" fo:background-color="#282A36"/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 fo:hyphenate="true"/>
    </style:style>
    <style:style style:name="P1015" style:parent-style-name="Normal" style:family="paragraph">
      <style:paragraph-properties style:vertical-align="auto" style:line-height-at-least="0.2291in" fo:background-color="#282A36"/>
      <style:text-properties style:font-name="Fira Code" style:font-name-asian="Times New Roman" style:font-name-complex="Fira Code" fo:color="#F8F8F2" fo:font-size="10pt" style:font-size-asian="10pt" style:font-size-complex="10pt" style:language-asian="pt" style:country-asian="BR" style:language-complex="ar" style:country-complex="SA" fo:hyphenate="true"/>
    </style:style>
    <style:style style:name="P1016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1017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18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19" style:parent-style-name="Fonteparág.padrão" style:family="text">
      <style:text-properties style:font-name="Fira Code" style:font-name-asian="Times New Roman" style:font-name-complex="Fira Code" fo:color="#50FA7B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20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21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22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23" style:parent-style-name="Fonteparág.padrão" style:family="text">
      <style:text-properties style:font-name="Fira Code" style:font-name-asian="Times New Roman" style:font-name-complex="Fira Code" fo:color="#50FA7B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24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25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26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27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28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P1029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1030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31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32" style:parent-style-name="Fonteparág.padrão" style:family="text">
      <style:text-properties style:font-name="Fira Code" style:font-name-asian="Times New Roman" style:font-name-complex="Fira Code" fo:color="#BD93F9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33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34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35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36" style:parent-style-name="Fonteparág.padrão" style:family="text">
      <style:text-properties style:font-name="Fira Code" style:font-name-asian="Times New Roman" style:font-name-complex="Fira Code" fo:color="#50FA7B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37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38" style:parent-style-name="Fonteparág.padrão" style:family="text">
      <style:text-properties style:font-name="Fira Code" style:font-name-asian="Times New Roman" style:font-name-complex="Fira Code" fo:color="#50FA7B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39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P1040" style:parent-style-name="Normal" style:family="paragraph">
      <style:paragraph-properties style:vertical-align="auto" style:line-height-at-least="0.2291in" fo:background-color="#282A36"/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 fo:hyphenate="true"/>
    </style:style>
    <style:style style:name="P1041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1042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43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44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45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46" style:parent-style-name="Fonteparág.padrão" style:family="text">
      <style:text-properties style:font-name="Fira Code" style:font-name-asian="Times New Roman" style:font-name-complex="Fira Code" fo:color="#50FA7B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47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48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49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50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51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P1052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1053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54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55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56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57" style:parent-style-name="Fonteparág.padrão" style:family="text">
      <style:text-properties style:font-name="Fira Code" style:font-name-asian="Times New Roman" style:font-name-complex="Fira Code" fo:color="#50FA7B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58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59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60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61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62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P1063" style:parent-style-name="Normal" style:family="paragraph">
      <style:paragraph-properties style:vertical-align="auto" style:line-height-at-least="0.2291in" fo:background-color="#282A36"/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 fo:hyphenate="true"/>
    </style:style>
    <style:style style:name="P1064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1065" style:parent-style-name="Fonteparág.padrão" style:family="text">
      <style:text-properties style:font-name="Fira Code" style:font-name-asian="Times New Roman" style:font-name-complex="Fira Code" fo:color="#6272A4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P1066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1067" style:parent-style-name="Fonteparág.padrão" style:family="text">
      <style:text-properties style:font-name="Fira Code" style:font-name-asian="Times New Roman" style:font-name-complex="Fira Code" fo:color="#BD93F9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68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69" style:parent-style-name="Fonteparág.padrão" style:family="text">
      <style:text-properties style:font-name="Fira Code" style:font-name-asian="Times New Roman" style:font-name-complex="Fira Code" fo:color="#50FA7B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70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71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72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73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74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75" style:parent-style-name="Fonteparág.padrão" style:family="text">
      <style:text-properties style:font-name="Fira Code" style:font-name-asian="Times New Roman" style:font-name-complex="Fira Code" fo:color="#50FA7B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76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P1077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1078" style:parent-style-name="Fonteparág.padrão" style:family="text">
      <style:text-properties style:font-name="Fira Code" style:font-name-asian="Times New Roman" style:font-name-complex="Fira Code" fo:color="#BD93F9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79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80" style:parent-style-name="Fonteparág.padrão" style:family="text">
      <style:text-properties style:font-name="Fira Code" style:font-name-asian="Times New Roman" style:font-name-complex="Fira Code" fo:color="#50FA7B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81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82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83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84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85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86" style:parent-style-name="Fonteparág.padrão" style:family="text">
      <style:text-properties style:font-name="Fira Code" style:font-name-asian="Times New Roman" style:font-name-complex="Fira Code" fo:color="#50FA7B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87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P1088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1089" style:parent-style-name="Fonteparág.padrão" style:family="text">
      <style:text-properties style:font-name="Fira Code" style:font-name-asian="Times New Roman" style:font-name-complex="Fira Code" fo:color="#BD93F9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90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91" style:parent-style-name="Fonteparág.padrão" style:family="text">
      <style:text-properties style:font-name="Fira Code" style:font-name-asian="Times New Roman" style:font-name-complex="Fira Code" fo:color="#50FA7B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92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93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94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95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96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97" style:parent-style-name="Fonteparág.padrão" style:family="text">
      <style:text-properties style:font-name="Fira Code" style:font-name-asian="Times New Roman" style:font-name-complex="Fira Code" fo:color="#50FA7B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098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P1099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1100" style:parent-style-name="Fonteparág.padrão" style:family="text">
      <style:text-properties style:font-name="Fira Code" style:font-name-asian="Times New Roman" style:font-name-complex="Fira Code" fo:color="#BD93F9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101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102" style:parent-style-name="Fonteparág.padrão" style:family="text">
      <style:text-properties style:font-name="Fira Code" style:font-name-asian="Times New Roman" style:font-name-complex="Fira Code" fo:color="#50FA7B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103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104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105" style:parent-style-name="Fonteparág.padrão" style:family="text">
      <style:text-properties style:font-name="Fira Code" style:font-name-asian="Times New Roman" style:font-name-complex="Fira Code" fo:color="#F1FA8C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106" style:parent-style-name="Fonteparág.padrão" style:family="text">
      <style:text-properties style:font-name="Fira Code" style:font-name-asian="Times New Roman" style:font-name-complex="Fira Code" fo:color="#E9F284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107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108" style:parent-style-name="Fonteparág.padrão" style:family="text">
      <style:text-properties style:font-name="Fira Code" style:font-name-asian="Times New Roman" style:font-name-complex="Fira Code" fo:color="#50FA7B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109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P1110" style:parent-style-name="Normal" style:family="paragraph">
      <style:paragraph-properties style:vertical-align="auto" style:line-height-at-least="0.2291in" fo:background-color="#282A36"/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 fo:hyphenate="true"/>
    </style:style>
    <style:style style:name="P1111" style:parent-style-name="Normal" style:family="paragraph">
      <style:paragraph-properties style:vertical-align="auto" style:line-height-at-least="0.2291in" fo:background-color="#282A36"/>
      <style:text-properties fo:hyphenate="true"/>
    </style:style>
    <style:style style:name="T1112" style:parent-style-name="Fonteparág.padrão" style:family="text">
      <style:text-properties style:font-name="Fira Code" style:font-name-asian="Times New Roman" style:font-name-complex="Fira Code" fo:font-style="italic" style:font-style-asian="italic" style:font-style-complex="italic" fo:color="#BD93F9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113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114" style:parent-style-name="Fonteparág.padrão" style:family="text">
      <style:text-properties style:font-name="Fira Code" style:font-name-asian="Times New Roman" style:font-name-complex="Fira Code" fo:font-style="italic" style:font-style-asian="italic" style:font-style-complex="italic" fo:color="#BD93F9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115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116" style:parent-style-name="Fonteparág.padrão" style:family="text">
      <style:text-properties style:font-name="Fira Code" style:font-name-asian="Times New Roman" style:font-name-complex="Fira Code" fo:color="#FF79C6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117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118" style:parent-style-name="Fonteparág.padrão" style:family="text">
      <style:text-properties style:font-name="Fira Code" style:font-name-asian="Times New Roman" style:font-name-complex="Fira Code" fo:color="#BD93F9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119" style:parent-style-name="Fonteparág.padrão" style:family="text">
      <style:text-properties style:font-name="Fira Code" style:font-name-asian="Times New Roman" style:font-name-complex="Fira Code" fo:color="#F8F8F2" fo:font-size="10pt" style:font-size-asian="10pt" style:font-size-complex="10pt" style:text-underline-type="single" style:text-underline-style="solid" style:text-underline-width="auto" style:text-underline-mode="continuous" style:language-asian="pt" style:country-asian="BR" style:language-complex="ar" style:country-complex="SA"/>
    </style:style>
  </office:automatic-styles>
  <office:body>
    <office:text text:use-soft-page-breaks="true">
      <text:p text:style-name="P1"><text:span text:style-name="T2">DESENVOLVIMENTO DE APLICAÇÕES WEB I</text:span></text:p>
      <text:p text:style-name="P3"/>
      <text:p text:style-name="Standard">ALUNAS:<text:s/><text:tab/>ALINY ALVES DUTRA</text:p>
      <text:p text:style-name="Standard"><text:tab/><text:s text:c="4"/><text:tab/>ANA CRISTINA THIERSCH DA CRUZ</text:p>
      <text:p text:style-name="P4">STHEFFANY CRUVINEL MARTINS</text:p>
      <text:p text:style-name="P5"/>
      <text:p text:style-name="Standard">Passo 1)<text:s/>Dentro da pasta frontend/src crie um arquivo formulário.js</text:p>
      <text:p text:style-name="Standard"/>
      <text:p text:style-name="Standard">Passo<text:s/>2) Cole o seguinte script no arquivo:</text:p>
      <text:p text:style-name="P6"><text:span text:style-name="T7">import</text:span><text:span text:style-name="T8"><text:s/></text:span><text:span text:style-name="T9">React</text:span><text:span text:style-name="T10">, {<text:s/></text:span><text:span text:style-name="T11">useState</text:span><text:span text:style-name="T12"><text:s/>}<text:s/></text:span><text:span text:style-name="T13">from</text:span><text:span text:style-name="T14"><text:s/></text:span><text:span text:style-name="T15">'react'</text:span><text:span text:style-name="T16">;</text:span></text:p>
      <text:p text:style-name="P17"/>
      <text:p text:style-name="P18"><text:span text:style-name="T19">const</text:span><text:span text:style-name="T20"><text:s/></text:span><text:span text:style-name="T21">Formulario</text:span><text:span text:style-name="T22"><text:s/></text:span><text:span text:style-name="T23">=</text:span><text:span text:style-name="T24"><text:s/>()<text:s/></text:span><text:span text:style-name="T25">=&gt;</text:span><text:span text:style-name="T26"><text:s/>{</text:span></text:p>
      <text:p text:style-name="P27"><text:span text:style-name="T28"><text:s/></text:span><text:span text:style-name="T29">const</text:span><text:span text:style-name="T30"><text:s/>[</text:span><text:span text:style-name="T31">texto</text:span><text:span text:style-name="T32">,<text:s/></text:span><text:span text:style-name="T33">setTexto</text:span><text:span text:style-name="T34">]<text:s/></text:span><text:span text:style-name="T35">=</text:span><text:span text:style-name="T36"><text:s/></text:span><text:span text:style-name="T37">useState</text:span><text:span text:style-name="T38">(</text:span><text:span text:style-name="T39">''</text:span><text:span text:style-name="T40">);</text:span></text:p>
      <text:p text:style-name="P41"><text:span text:style-name="T42"><text:s/></text:span><text:span text:style-name="T43">const</text:span><text:span text:style-name="T44"><text:s/>[</text:span><text:span text:style-name="T45">inteiro</text:span><text:span text:style-name="T46">,<text:s/></text:span><text:span text:style-name="T47">setInteiro</text:span><text:span text:style-name="T48">]<text:s/></text:span><text:span text:style-name="T49">=</text:span><text:span text:style-name="T50"><text:s/></text:span><text:span text:style-name="T51">useState</text:span><text:span text:style-name="T52">(</text:span><text:span text:style-name="T53">''</text:span><text:span text:style-name="T54">);</text:span></text:p>
      <text:p text:style-name="P55"><text:span text:style-name="T56"><text:s/></text:span><text:span text:style-name="T57">const</text:span><text:span text:style-name="T58"><text:s/>[</text:span><text:span text:style-name="T59">booleano</text:span><text:span text:style-name="T60">,<text:s/></text:span><text:span text:style-name="T61">setBooleano</text:span><text:span text:style-name="T62">]<text:s/></text:span><text:span text:style-name="T63">=</text:span><text:span text:style-name="T64"><text:s/></text:span><text:span text:style-name="T65">useState</text:span><text:span text:style-name="T66">(</text:span><text:span text:style-name="T67">false</text:span><text:span text:style-name="T68">);</text:span></text:p>
      <text:p text:style-name="P69"><text:span text:style-name="T70"><text:s/></text:span><text:span text:style-name="T71">const</text:span><text:span text:style-name="T72"><text:s/>[</text:span><text:span text:style-name="T73">opcaoSelecionada</text:span><text:span text:style-name="T74">,<text:s/></text:span><text:span text:style-name="T75">setOpcaoSelecionada</text:span><text:span text:style-name="T76">]<text:s/></text:span><text:span text:style-name="T77">=</text:span><text:span text:style-name="T78"><text:s/></text:span><text:span text:style-name="T79">useState</text:span><text:span text:style-name="T80">(</text:span><text:span text:style-name="T81">''</text:span><text:span text:style-name="T82">);</text:span></text:p>
      <text:p text:style-name="P83"><text:span text:style-name="T84"><text:s/></text:span><text:span text:style-name="T85">const</text:span><text:span text:style-name="T86"><text:s/>[</text:span><text:span text:style-name="T87">opcaoRadio</text:span><text:span text:style-name="T88">,<text:s/></text:span><text:span text:style-name="T89">setOpcaoRadio</text:span><text:span text:style-name="T90">]<text:s/></text:span><text:span text:style-name="T91">=</text:span><text:span text:style-name="T92"><text:s/></text:span><text:span text:style-name="T93">useState</text:span><text:span text:style-name="T94">(</text:span><text:span text:style-name="T95">''</text:span><text:span text:style-name="T96">);</text:span></text:p>
      <text:p text:style-name="P97"/>
      <text:p text:style-name="P98"><text:span text:style-name="T99"><text:s/></text:span><text:span text:style-name="T100">const</text:span><text:span text:style-name="T101"><text:s/></text:span><text:span text:style-name="T102">handleSubmit</text:span><text:span text:style-name="T103"><text:s/></text:span><text:span text:style-name="T104">=</text:span><text:span text:style-name="T105"><text:s/></text:span><text:span text:style-name="T106">async</text:span><text:span text:style-name="T107"><text:s/>(</text:span><text:span text:style-name="T108">e</text:span><text:span text:style-name="T109">)<text:s/></text:span><text:span text:style-name="T110">=&gt;</text:span><text:span text:style-name="T111"><text:s/>{</text:span></text:p>
      <text:p text:style-name="P112"><text:span text:style-name="T113"><text:s text:c="3"/></text:span><text:span text:style-name="T114">e</text:span><text:span text:style-name="T115">.</text:span><text:span text:style-name="T116">preventDefault</text:span><text:span text:style-name="T117">();</text:span></text:p>
      <text:p text:style-name="P118"><text:span text:style-name="T119"><text:s text:c="3"/></text:span><text:span text:style-name="T120">// Aqui você pode fazer algo com os dados do formulário</text:span></text:p>
      <text:p text:style-name="P121"><text:span text:style-name="T122"><text:s text:c="3"/></text:span><text:span text:style-name="T123">const</text:span><text:span text:style-name="T124"><text:s/></text:span><text:span text:style-name="T125">formData</text:span><text:span text:style-name="T126"><text:s/></text:span><text:span text:style-name="T127">=</text:span><text:span text:style-name="T128"><text:s/>{</text:span></text:p>
      <text:p text:style-name="P129"><text:span text:style-name="T130"><text:s text:c="5"/></text:span><text:span text:style-name="T131">texto</text:span><text:span text:style-name="T132">,</text:span></text:p>
      <text:p text:style-name="P133"><text:span text:style-name="T134"><text:s text:c="5"/></text:span><text:span text:style-name="T135">inteiro</text:span><text:span text:style-name="T136">,</text:span></text:p>
      <text:p text:style-name="P137"><text:span text:style-name="T138"><text:s text:c="5"/></text:span><text:span text:style-name="T139">booleano</text:span><text:span text:style-name="T140">,</text:span></text:p>
      <text:p text:style-name="P141"><text:span text:style-name="T142"><text:s text:c="5"/></text:span><text:span text:style-name="T143">opcaoSelecionada</text:span><text:span text:style-name="T144">,</text:span></text:p>
      <text:p text:style-name="P145"><text:span text:style-name="T146"><text:s text:c="5"/></text:span><text:span text:style-name="T147">opcaoRadio</text:span></text:p>
      <text:p text:style-name="P148"><text:span text:style-name="T149"><text:s text:c="3"/>};</text:span></text:p>
      <text:p text:style-name="P150"><text:span text:style-name="T151"><text:s text:c="3"/></text:span><text:span text:style-name="T152">// Exibindo os dados do formulário no console</text:span></text:p>
      <text:p text:style-name="P153"><text:span text:style-name="T154"><text:s text:c="3"/></text:span><text:span text:style-name="T155">console</text:span><text:span text:style-name="T156">.</text:span><text:span text:style-name="T157">log</text:span><text:span text:style-name="T158">(</text:span><text:span text:style-name="T159">formData</text:span><text:span text:style-name="T160">);</text:span></text:p>
      <text:p text:style-name="P161"/>
      <text:p text:style-name="P162"><text:span text:style-name="T163"><text:s text:c="3"/></text:span><text:span text:style-name="T164">try</text:span><text:span text:style-name="T165"><text:s/>{</text:span></text:p>
      <text:p text:style-name="P166"><text:span text:style-name="T167"><text:s text:c="5"/></text:span><text:span text:style-name="T168">const</text:span><text:span text:style-name="T169"><text:s/></text:span><text:span text:style-name="T170">response</text:span><text:span text:style-name="T171"><text:s/></text:span><text:span text:style-name="T172">=</text:span><text:span text:style-name="T173"><text:s/></text:span><text:span text:style-name="T174">await</text:span><text:span text:style-name="T175"><text:s/></text:span><text:span text:style-name="T176">fetch</text:span><text:span text:style-name="T177">(</text:span><text:span text:style-name="T178">'http://localhost:3333/formulario'</text:span><text:span text:style-name="T179">, {</text:span></text:p>
      <text:p text:style-name="P180"><text:span text:style-name="T181"><text:s text:c="7"/></text:span><text:span text:style-name="T182">method:</text:span><text:span text:style-name="T183"><text:s/></text:span><text:span text:style-name="T184">'POST'</text:span><text:span text:style-name="T185">,<text:s/></text:span><text:span text:style-name="T186">// Método HTTP para enviar os dados</text:span></text:p>
      <text:p text:style-name="P187"><text:span text:style-name="T188"><text:s text:c="7"/></text:span><text:span text:style-name="T189">headers:</text:span><text:span text:style-name="T190"><text:s/>{</text:span></text:p>
      <text:p text:style-name="P191"><text:span text:style-name="T192"><text:s text:c="9"/></text:span><text:span text:style-name="T193">'Content-Type'</text:span><text:span text:style-name="T194">:</text:span><text:span text:style-name="T195"><text:s/></text:span><text:span text:style-name="T196">'application/json'</text:span><text:span text:style-name="T197"><text:s/></text:span><text:span text:style-name="T198">// Tipo de conteúdo do corpo da requisição</text:span></text:p>
      <text:p text:style-name="P199"><text:span text:style-name="T200"><text:s text:c="7"/>},</text:span></text:p>
      <text:p text:style-name="P201"><text:span text:style-name="T202"><text:s text:c="7"/></text:span><text:span text:style-name="T203">body:</text:span><text:span text:style-name="T204"><text:s/></text:span><text:span text:style-name="T205">JSON</text:span><text:span text:style-name="T206">.</text:span><text:span text:style-name="T207">stringify</text:span><text:span text:style-name="T208">(</text:span><text:span text:style-name="T209">formData</text:span><text:span text:style-name="T210">)<text:s/></text:span><text:span text:style-name="T211">// Dados do formulário convertidos para JSON</text:span></text:p>
      <text:p text:style-name="P212"><text:span text:style-name="T213"><text:s text:c="5"/>});</text:span></text:p>
      <text:p text:style-name="P214"/>
      <text:p text:style-name="P215"><text:span text:style-name="T216"><text:s text:c="5"/></text:span><text:span text:style-name="T217">if</text:span><text:span text:style-name="T218"><text:s/>(</text:span><text:span text:style-name="T219">response</text:span><text:span text:style-name="T220">.</text:span><text:span text:style-name="T221">ok</text:span><text:span text:style-name="T222">) {</text:span></text:p>
      <text:p text:style-name="P223"><text:span text:style-name="T224"><text:s text:c="7"/></text:span><text:span text:style-name="T225">console</text:span><text:span text:style-name="T226">.</text:span><text:span text:style-name="T227">log</text:span><text:span text:style-name="T228">(</text:span><text:span text:style-name="T229">'Dados enviados com sucesso!'</text:span><text:span text:style-name="T230">);</text:span></text:p>
      <text:soft-page-break/>
      <text:p text:style-name="P231"><text:span text:style-name="T232"><text:s text:c="5"/>}<text:s/></text:span><text:span text:style-name="T233">else</text:span><text:span text:style-name="T234"><text:s/>{</text:span></text:p>
      <text:p text:style-name="P235"><text:span text:style-name="T236"><text:s text:c="7"/></text:span><text:span text:style-name="T237">console</text:span><text:span text:style-name="T238">.</text:span><text:span text:style-name="T239">error</text:span><text:span text:style-name="T240">(</text:span><text:span text:style-name="T241">'Falha ao enviar os dados.'</text:span><text:span text:style-name="T242">);</text:span></text:p>
      <text:p text:style-name="P243"><text:span text:style-name="T244"><text:s text:c="5"/>}</text:span></text:p>
      <text:p text:style-name="P245"><text:span text:style-name="T246"><text:s text:c="3"/>}<text:s/></text:span><text:span text:style-name="T247">catch</text:span><text:span text:style-name="T248"><text:s/>(</text:span><text:span text:style-name="T249">error</text:span><text:span text:style-name="T250">) {</text:span></text:p>
      <text:p text:style-name="P251"><text:span text:style-name="T252"><text:s text:c="5"/></text:span><text:span text:style-name="T253">console</text:span><text:span text:style-name="T254">.</text:span><text:span text:style-name="T255">error</text:span><text:span text:style-name="T256">(</text:span><text:span text:style-name="T257">'Erro ao enviar os dados:'</text:span><text:span text:style-name="T258">,<text:s/></text:span><text:span text:style-name="T259">error</text:span><text:span text:style-name="T260">);</text:span></text:p>
      <text:p text:style-name="P261"><text:span text:style-name="T262"><text:s text:c="3"/>}</text:span></text:p>
      <text:p text:style-name="P263"><text:span text:style-name="T264"><text:s/>};</text:span></text:p>
      <text:p text:style-name="P265"/>
      <text:p text:style-name="P266"><text:span text:style-name="T267"><text:s/></text:span><text:span text:style-name="T268">return</text:span><text:span text:style-name="T269"><text:s/>(</text:span></text:p>
      <text:p text:style-name="P270"><text:span text:style-name="T271"><text:s text:c="3"/></text:span><text:span text:style-name="T272">&lt;</text:span><text:span text:style-name="T273">form</text:span><text:span text:style-name="T274"><text:s/></text:span><text:span text:style-name="T275">onSubmit</text:span><text:span text:style-name="T276">=</text:span><text:span text:style-name="T277">{</text:span><text:span text:style-name="T278">handleSubmit</text:span><text:span text:style-name="T279">}</text:span><text:span text:style-name="T280">&gt;</text:span></text:p>
      <text:p text:style-name="P281"><text:span text:style-name="T282"><text:s text:c="5"/></text:span><text:span text:style-name="T283">&lt;</text:span><text:span text:style-name="T284">label</text:span><text:span text:style-name="T285">&gt;</text:span></text:p>
      <text:p text:style-name="P286"><text:span text:style-name="T287"><text:s text:c="7"/>Texto:</text:span></text:p>
      <text:p text:style-name="P288"><text:span text:style-name="T289"><text:s text:c="7"/></text:span><text:span text:style-name="T290">&lt;</text:span><text:span text:style-name="T291">input</text:span><text:span text:style-name="T292"><text:s/></text:span><text:span text:style-name="T293">type</text:span><text:span text:style-name="T294">=</text:span><text:span text:style-name="T295">"text"</text:span><text:span text:style-name="T296"><text:s/></text:span><text:span text:style-name="T297">value</text:span><text:span text:style-name="T298">=</text:span><text:span text:style-name="T299">{</text:span><text:span text:style-name="T300">texto</text:span><text:span text:style-name="T301">}</text:span><text:span text:style-name="T302"><text:s/></text:span><text:span text:style-name="T303">onChange</text:span><text:span text:style-name="T304">=</text:span><text:span text:style-name="T305">{</text:span><text:span text:style-name="T306">(</text:span><text:span text:style-name="T307">e</text:span><text:span text:style-name="T308">)<text:s/></text:span><text:span text:style-name="T309">=&gt;</text:span><text:span text:style-name="T310"><text:s/></text:span><text:span text:style-name="T311">setTexto</text:span><text:span text:style-name="T312">(</text:span><text:span text:style-name="T313">e</text:span><text:span text:style-name="T314">.</text:span><text:span text:style-name="T315">target</text:span><text:span text:style-name="T316">.</text:span><text:span text:style-name="T317">value</text:span><text:span text:style-name="T318">)</text:span><text:span text:style-name="T319">}</text:span><text:span text:style-name="T320"><text:s/></text:span><text:span text:style-name="T321">/&gt;</text:span></text:p>
      <text:p text:style-name="P322"><text:span text:style-name="T323"><text:s text:c="5"/></text:span><text:span text:style-name="T324">&lt;/</text:span><text:span text:style-name="T325">label</text:span><text:span text:style-name="T326">&gt;</text:span></text:p>
      <text:p text:style-name="P327"><text:span text:style-name="T328"><text:s text:c="5"/></text:span><text:span text:style-name="T329">&lt;</text:span><text:span text:style-name="T330">br</text:span><text:span text:style-name="T331"><text:s/></text:span><text:span text:style-name="T332">/&gt;</text:span></text:p>
      <text:p text:style-name="P333"><text:span text:style-name="T334"><text:s text:c="5"/></text:span><text:span text:style-name="T335">&lt;</text:span><text:span text:style-name="T336">label</text:span><text:span text:style-name="T337">&gt;</text:span></text:p>
      <text:p text:style-name="P338"><text:span text:style-name="T339"><text:s text:c="7"/>Inteiro:</text:span></text:p>
      <text:p text:style-name="P340"><text:span text:style-name="T341"><text:s text:c="7"/></text:span><text:span text:style-name="T342">&lt;</text:span><text:span text:style-name="T343">input</text:span><text:span text:style-name="T344"><text:s/></text:span><text:span text:style-name="T345">type</text:span><text:span text:style-name="T346">=</text:span><text:span text:style-name="T347">"number"</text:span><text:span text:style-name="T348"><text:s/></text:span><text:span text:style-name="T349">value</text:span><text:span text:style-name="T350">=</text:span><text:span text:style-name="T351">{</text:span><text:span text:style-name="T352">inteiro</text:span><text:span text:style-name="T353">}</text:span><text:span text:style-name="T354"><text:s/></text:span><text:span text:style-name="T355">onChange</text:span><text:span text:style-name="T356">=</text:span><text:span text:style-name="T357">{</text:span><text:span text:style-name="T358">(</text:span><text:span text:style-name="T359">e</text:span><text:span text:style-name="T360">)<text:s/></text:span><text:span text:style-name="T361">=&gt;</text:span><text:span text:style-name="T362"><text:s/></text:span><text:span text:style-name="T363">setInteiro</text:span><text:span text:style-name="T364">(</text:span><text:span text:style-name="T365">parseInt</text:span><text:span text:style-name="T366">(</text:span><text:span text:style-name="T367">e</text:span><text:span text:style-name="T368">.</text:span><text:span text:style-name="T369">target</text:span><text:span text:style-name="T370">.</text:span><text:span text:style-name="T371">value</text:span><text:span text:style-name="T372">))</text:span><text:span text:style-name="T373">}</text:span><text:span text:style-name="T374"><text:s/></text:span><text:span text:style-name="T375">/&gt;</text:span></text:p>
      <text:p text:style-name="P376"><text:span text:style-name="T377"><text:s text:c="5"/></text:span><text:span text:style-name="T378">&lt;/</text:span><text:span text:style-name="T379">label</text:span><text:span text:style-name="T380">&gt;</text:span></text:p>
      <text:p text:style-name="P381"><text:span text:style-name="T382"><text:s text:c="5"/></text:span><text:span text:style-name="T383">&lt;</text:span><text:span text:style-name="T384">br</text:span><text:span text:style-name="T385"><text:s/></text:span><text:span text:style-name="T386">/&gt;</text:span></text:p>
      <text:p text:style-name="P387"><text:span text:style-name="T388"><text:s text:c="5"/></text:span><text:span text:style-name="T389">&lt;</text:span><text:span text:style-name="T390">label</text:span><text:span text:style-name="T391">&gt;</text:span></text:p>
      <text:p text:style-name="P392"><text:span text:style-name="T393"><text:s text:c="7"/>Booleano:</text:span></text:p>
      <text:p text:style-name="P394"><text:span text:style-name="T395"><text:s text:c="7"/></text:span><text:span text:style-name="T396">&lt;</text:span><text:span text:style-name="T397">input</text:span><text:span text:style-name="T398"><text:s/></text:span><text:span text:style-name="T399">type</text:span><text:span text:style-name="T400">=</text:span><text:span text:style-name="T401">"checkbox"</text:span><text:span text:style-name="T402"><text:s/></text:span><text:span text:style-name="T403">checked</text:span><text:span text:style-name="T404">=</text:span><text:span text:style-name="T405">{</text:span><text:span text:style-name="T406">booleano</text:span><text:span text:style-name="T407">}</text:span><text:span text:style-name="T408"><text:s/></text:span><text:span text:style-name="T409">onChange</text:span><text:span text:style-name="T410">=</text:span><text:span text:style-name="T411">{</text:span><text:span text:style-name="T412">(</text:span><text:span text:style-name="T413">e</text:span><text:span text:style-name="T414">)<text:s/></text:span><text:span text:style-name="T415">=&gt;</text:span><text:span text:style-name="T416"><text:s/></text:span><text:span text:style-name="T417">setBooleano</text:span><text:span text:style-name="T418">(</text:span><text:span text:style-name="T419">e</text:span><text:span text:style-name="T420">.</text:span><text:span text:style-name="T421">target</text:span><text:span text:style-name="T422">.</text:span><text:span text:style-name="T423">checked</text:span><text:span text:style-name="T424">)</text:span><text:span text:style-name="T425">}</text:span><text:span text:style-name="T426"><text:s/></text:span><text:span text:style-name="T427">/&gt;</text:span></text:p>
      <text:p text:style-name="P428"><text:span text:style-name="T429"><text:s text:c="5"/></text:span><text:span text:style-name="T430">&lt;/</text:span><text:span text:style-name="T431">label</text:span><text:span text:style-name="T432">&gt;</text:span></text:p>
      <text:p text:style-name="P433"><text:span text:style-name="T434"><text:s text:c="5"/></text:span><text:span text:style-name="T435">&lt;</text:span><text:span text:style-name="T436">br</text:span><text:span text:style-name="T437"><text:s/></text:span><text:span text:style-name="T438">/&gt;</text:span></text:p>
      <text:p text:style-name="P439"><text:span text:style-name="T440"><text:s text:c="5"/></text:span><text:span text:style-name="T441">&lt;</text:span><text:span text:style-name="T442">label</text:span><text:span text:style-name="T443">&gt;</text:span></text:p>
      <text:p text:style-name="P444"><text:span text:style-name="T445"><text:s text:c="7"/>Dropdown:</text:span></text:p>
      <text:p text:style-name="P446"><text:span text:style-name="T447"><text:s text:c="7"/></text:span><text:span text:style-name="T448">&lt;</text:span><text:span text:style-name="T449">select</text:span><text:span text:style-name="T450"><text:s/></text:span><text:span text:style-name="T451">value</text:span><text:span text:style-name="T452">=</text:span><text:span text:style-name="T453">{</text:span><text:span text:style-name="T454">opcaoSelecionada</text:span><text:span text:style-name="T455">}</text:span><text:span text:style-name="T456"><text:s/></text:span><text:span text:style-name="T457">onChange</text:span><text:span text:style-name="T458">=</text:span><text:span text:style-name="T459">{</text:span><text:span text:style-name="T460">(</text:span><text:span text:style-name="T461">e</text:span><text:span text:style-name="T462">)<text:s/></text:span><text:span text:style-name="T463">=&gt;</text:span><text:span text:style-name="T464"><text:s/></text:span><text:span text:style-name="T465">setOpcaoSelecionada</text:span><text:span text:style-name="T466">(</text:span><text:span text:style-name="T467">e</text:span><text:span text:style-name="T468">.</text:span><text:span text:style-name="T469">target</text:span><text:span text:style-name="T470">.</text:span><text:span text:style-name="T471">value</text:span><text:span text:style-name="T472">)</text:span><text:span text:style-name="T473">}</text:span><text:span text:style-name="T474">&gt;</text:span></text:p>
      <text:p text:style-name="P475"><text:span text:style-name="T476"><text:s text:c="9"/></text:span><text:span text:style-name="T477">&lt;</text:span><text:span text:style-name="T478">option</text:span><text:span text:style-name="T479"><text:s/></text:span><text:span text:style-name="T480">value</text:span><text:span text:style-name="T481">=</text:span><text:span text:style-name="T482">""</text:span><text:span text:style-name="T483">&gt;</text:span><text:span text:style-name="T484">Selecione uma opção</text:span><text:span text:style-name="T485">&lt;/</text:span><text:span text:style-name="T486">option</text:span><text:span text:style-name="T487">&gt;</text:span></text:p>
      <text:p text:style-name="P488"><text:span text:style-name="T489"><text:s text:c="9"/></text:span><text:span text:style-name="T490">&lt;</text:span><text:span text:style-name="T491">option</text:span><text:span text:style-name="T492"><text:s/></text:span><text:span text:style-name="T493">value</text:span><text:span text:style-name="T494">=</text:span><text:span text:style-name="T495">"opcao1"</text:span><text:span text:style-name="T496">&gt;</text:span><text:span text:style-name="T497">Opção 1</text:span><text:span text:style-name="T498">&lt;/</text:span><text:span text:style-name="T499">option</text:span><text:span text:style-name="T500">&gt;</text:span></text:p>
      <text:p text:style-name="P501"><text:span text:style-name="T502"><text:s text:c="9"/></text:span><text:span text:style-name="T503">&lt;</text:span><text:span text:style-name="T504">option</text:span><text:span text:style-name="T505"><text:s/></text:span><text:span text:style-name="T506">value</text:span><text:span text:style-name="T507">=</text:span><text:span text:style-name="T508">"opcao2"</text:span><text:span text:style-name="T509">&gt;</text:span><text:span text:style-name="T510">Opção 2</text:span><text:span text:style-name="T511">&lt;/</text:span><text:span text:style-name="T512">option</text:span><text:span text:style-name="T513">&gt;</text:span></text:p>
      <text:p text:style-name="P514"><text:span text:style-name="T515"><text:s text:c="9"/></text:span><text:span text:style-name="T516">&lt;</text:span><text:span text:style-name="T517">option</text:span><text:span text:style-name="T518"><text:s/></text:span><text:span text:style-name="T519">value</text:span><text:span text:style-name="T520">=</text:span><text:span text:style-name="T521">"opcao3"</text:span><text:span text:style-name="T522">&gt;</text:span><text:span text:style-name="T523">Opção 3</text:span><text:span text:style-name="T524">&lt;/</text:span><text:span text:style-name="T525">option</text:span><text:span text:style-name="T526">&gt;</text:span></text:p>
      <text:p text:style-name="P527"><text:span text:style-name="T528"><text:s text:c="7"/></text:span><text:span text:style-name="T529">&lt;/</text:span><text:span text:style-name="T530">select</text:span><text:span text:style-name="T531">&gt;</text:span></text:p>
      <text:p text:style-name="P532"><text:span text:style-name="T533"><text:s text:c="5"/></text:span><text:span text:style-name="T534">&lt;/</text:span><text:span text:style-name="T535">label</text:span><text:span text:style-name="T536">&gt;</text:span></text:p>
      <text:p text:style-name="P537"><text:span text:style-name="T538"><text:s text:c="5"/></text:span><text:span text:style-name="T539">&lt;</text:span><text:span text:style-name="T540">br</text:span><text:span text:style-name="T541"><text:s/></text:span><text:span text:style-name="T542">/&gt;</text:span></text:p>
      <text:p text:style-name="P543"><text:span text:style-name="T544"><text:s text:c="5"/></text:span><text:span text:style-name="T545">&lt;</text:span><text:span text:style-name="T546">label</text:span><text:span text:style-name="T547">&gt;</text:span></text:p>
      <text:p text:style-name="P548"><text:span text:style-name="T549"><text:s text:c="7"/>Opções de Radio:</text:span></text:p>
      <text:p text:style-name="P550"><text:span text:style-name="T551"><text:s text:c="7"/></text:span><text:span text:style-name="T552">&lt;</text:span><text:span text:style-name="T553">label</text:span><text:span text:style-name="T554">&gt;</text:span></text:p>
      <text:p text:style-name="P555"><text:span text:style-name="T556"><text:s text:c="9"/></text:span><text:span text:style-name="T557">&lt;</text:span><text:span text:style-name="T558">input</text:span><text:span text:style-name="T559"><text:s/></text:span><text:span text:style-name="T560">type</text:span><text:span text:style-name="T561">=</text:span><text:span text:style-name="T562">"radio"</text:span><text:span text:style-name="T563"><text:s/></text:span><text:span text:style-name="T564">value</text:span><text:span text:style-name="T565">=</text:span><text:span text:style-name="T566">"radio1"</text:span><text:span text:style-name="T567"><text:s/></text:span><text:span text:style-name="T568">checked</text:span><text:span text:style-name="T569">=</text:span><text:span text:style-name="T570">{</text:span><text:span text:style-name="T571">opcaoRadio</text:span><text:span text:style-name="T572"><text:s/>===<text:s/></text:span><text:soft-page-break/><text:span text:style-name="T573">'radio1'</text:span><text:span text:style-name="T574">}</text:span><text:span text:style-name="T575"><text:s/></text:span><text:span text:style-name="T576">onChange</text:span><text:span text:style-name="T577">=</text:span><text:span text:style-name="T578">{</text:span><text:span text:style-name="T579">()<text:s/></text:span><text:span text:style-name="T580">=&gt;</text:span><text:span text:style-name="T581"><text:s/></text:span><text:span text:style-name="T582">setOpcaoRadio</text:span><text:span text:style-name="T583">(</text:span><text:span text:style-name="T584">'radio1'</text:span><text:span text:style-name="T585">)</text:span><text:span text:style-name="T586">}</text:span><text:span text:style-name="T587"><text:s/></text:span><text:span text:style-name="T588">/&gt;</text:span></text:p>
      <text:p text:style-name="P589"><text:span text:style-name="T590"><text:s text:c="9"/>Opção 1</text:span></text:p>
      <text:p text:style-name="P591"><text:span text:style-name="T592"><text:s text:c="7"/></text:span><text:span text:style-name="T593">&lt;/</text:span><text:span text:style-name="T594">label</text:span><text:span text:style-name="T595">&gt;</text:span></text:p>
      <text:p text:style-name="P596"><text:span text:style-name="T597"><text:s text:c="7"/></text:span><text:span text:style-name="T598">&lt;</text:span><text:span text:style-name="T599">label</text:span><text:span text:style-name="T600">&gt;</text:span></text:p>
      <text:p text:style-name="P601"><text:span text:style-name="T602"><text:s text:c="9"/></text:span><text:span text:style-name="T603">&lt;</text:span><text:span text:style-name="T604">input</text:span><text:span text:style-name="T605"><text:s/></text:span><text:span text:style-name="T606">type</text:span><text:span text:style-name="T607">=</text:span><text:span text:style-name="T608">"radio"</text:span><text:span text:style-name="T609"><text:s/></text:span><text:span text:style-name="T610">value</text:span><text:span text:style-name="T611">=</text:span><text:span text:style-name="T612">"radio2"</text:span><text:span text:style-name="T613"><text:s/></text:span><text:span text:style-name="T614">checked</text:span><text:span text:style-name="T615">=</text:span><text:span text:style-name="T616">{</text:span><text:span text:style-name="T617">opcaoRadio</text:span><text:span text:style-name="T618"><text:s/>===<text:s/></text:span><text:span text:style-name="T619">'radio2'</text:span><text:span text:style-name="T620">}</text:span><text:span text:style-name="T621"><text:s/></text:span><text:span text:style-name="T622">onChange</text:span><text:span text:style-name="T623">=</text:span><text:span text:style-name="T624">{</text:span><text:span text:style-name="T625">()<text:s/></text:span><text:span text:style-name="T626">=&gt;</text:span><text:span text:style-name="T627"><text:s/></text:span><text:span text:style-name="T628">setOpcaoRadio</text:span><text:span text:style-name="T629">(</text:span><text:span text:style-name="T630">'radio2'</text:span><text:span text:style-name="T631">)</text:span><text:span text:style-name="T632">}</text:span><text:span text:style-name="T633"><text:s/></text:span><text:span text:style-name="T634">/&gt;</text:span></text:p>
      <text:p text:style-name="P635"><text:span text:style-name="T636"><text:s text:c="9"/>Opção 2</text:span></text:p>
      <text:p text:style-name="P637"><text:span text:style-name="T638"><text:s text:c="7"/></text:span><text:span text:style-name="T639">&lt;/</text:span><text:span text:style-name="T640">label</text:span><text:span text:style-name="T641">&gt;</text:span></text:p>
      <text:p text:style-name="P642"><text:span text:style-name="T643"><text:s text:c="7"/></text:span><text:span text:style-name="T644">&lt;</text:span><text:span text:style-name="T645">label</text:span><text:span text:style-name="T646">&gt;</text:span></text:p>
      <text:p text:style-name="P647"><text:span text:style-name="T648"><text:s text:c="9"/></text:span><text:span text:style-name="T649">&lt;</text:span><text:span text:style-name="T650">input</text:span><text:span text:style-name="T651"><text:s/></text:span><text:span text:style-name="T652">type</text:span><text:span text:style-name="T653">=</text:span><text:span text:style-name="T654">"radio"</text:span><text:span text:style-name="T655"><text:s/></text:span><text:span text:style-name="T656">value</text:span><text:span text:style-name="T657">=</text:span><text:span text:style-name="T658">"radio3"</text:span><text:span text:style-name="T659"><text:s/></text:span><text:span text:style-name="T660">checked</text:span><text:span text:style-name="T661">=</text:span><text:span text:style-name="T662">{</text:span><text:span text:style-name="T663">opcaoRadio</text:span><text:span text:style-name="T664"><text:s/>===<text:s/></text:span><text:span text:style-name="T665">'radio3'</text:span><text:span text:style-name="T666">}</text:span><text:span text:style-name="T667"><text:s/></text:span><text:span text:style-name="T668">onChange</text:span><text:span text:style-name="T669">=</text:span><text:span text:style-name="T670">{</text:span><text:span text:style-name="T671">()<text:s/></text:span><text:span text:style-name="T672">=&gt;</text:span><text:span text:style-name="T673"><text:s/></text:span><text:span text:style-name="T674">setOpcaoRadio</text:span><text:span text:style-name="T675">(</text:span><text:span text:style-name="T676">'radio3'</text:span><text:span text:style-name="T677">)</text:span><text:span text:style-name="T678">}</text:span><text:span text:style-name="T679"><text:s/></text:span><text:span text:style-name="T680">/&gt;</text:span></text:p>
      <text:p text:style-name="P681"><text:span text:style-name="T682"><text:s text:c="9"/>Opção 3</text:span></text:p>
      <text:p text:style-name="P683"><text:span text:style-name="T684"><text:s text:c="7"/></text:span><text:span text:style-name="T685">&lt;/</text:span><text:span text:style-name="T686">label</text:span><text:span text:style-name="T687">&gt;</text:span></text:p>
      <text:p text:style-name="P688"><text:span text:style-name="T689"><text:s text:c="5"/></text:span><text:span text:style-name="T690">&lt;/</text:span><text:span text:style-name="T691">label</text:span><text:span text:style-name="T692">&gt;</text:span></text:p>
      <text:p text:style-name="P693"><text:span text:style-name="T694"><text:s text:c="5"/></text:span><text:span text:style-name="T695">&lt;</text:span><text:span text:style-name="T696">br</text:span><text:span text:style-name="T697"><text:s/></text:span><text:span text:style-name="T698">/&gt;</text:span></text:p>
      <text:p text:style-name="P699"><text:span text:style-name="T700"><text:s text:c="5"/></text:span><text:span text:style-name="T701">&lt;</text:span><text:span text:style-name="T702">button</text:span><text:span text:style-name="T703"><text:s/></text:span><text:span text:style-name="T704">type</text:span><text:span text:style-name="T705">=</text:span><text:span text:style-name="T706">"submit"</text:span><text:span text:style-name="T707">&gt;</text:span><text:span text:style-name="T708">Enviar</text:span><text:span text:style-name="T709">&lt;/</text:span><text:span text:style-name="T710">button</text:span><text:span text:style-name="T711">&gt;</text:span></text:p>
      <text:p text:style-name="P712"><text:span text:style-name="T713"><text:s text:c="3"/></text:span><text:span text:style-name="T714">&lt;/</text:span><text:span text:style-name="T715">form</text:span><text:span text:style-name="T716">&gt;</text:span></text:p>
      <text:p text:style-name="P717"><text:span text:style-name="T718"><text:s/>);</text:span></text:p>
      <text:p text:style-name="P719"><text:span text:style-name="T720">};</text:span></text:p>
      <text:p text:style-name="P721"/>
      <text:p text:style-name="P722"><text:span text:style-name="T723">export</text:span><text:span text:style-name="T724"><text:s/></text:span><text:span text:style-name="T725">default</text:span><text:span text:style-name="T726"><text:s/></text:span><text:span text:style-name="T727">Formulario</text:span><text:span text:style-name="T728">;</text:span></text:p>
      <text:p text:style-name="P729"/>
      <text:p text:style-name="Standard"/>
      <text:p text:style-name="Standard">Passo<text:s/>3) Entre no Arquivo App.js na pasta src e<text:s/>altere o código para:</text:p>
      <text:p text:style-name="Standard"/>
      <text:p text:style-name="P730"><text:span text:style-name="T731">import</text:span><text:span text:style-name="T732"><text:s/>React<text:s/></text:span><text:span text:style-name="T733">from</text:span><text:span text:style-name="T734"><text:s/></text:span><text:span text:style-name="T735">'</text:span><text:span text:style-name="T736">react</text:span><text:span text:style-name="T737">'</text:span><text:span text:style-name="T738">;</text:span></text:p>
      <text:p text:style-name="P739"><text:span text:style-name="T740">import</text:span><text:span text:style-name="T741"><text:s/>Formulario<text:s/></text:span><text:span text:style-name="T742">from</text:span><text:span text:style-name="T743"><text:s/></text:span><text:span text:style-name="T744">'</text:span><text:span text:style-name="T745">./formulario</text:span><text:span text:style-name="T746">'</text:span><text:span text:style-name="T747">;</text:span></text:p>
      <text:p text:style-name="P748"/>
      <text:p text:style-name="P749"><text:span text:style-name="T750">function</text:span><text:span text:style-name="T751"><text:s/></text:span><text:span text:style-name="T752">App</text:span><text:span text:style-name="T753">() {</text:span></text:p>
      <text:p text:style-name="P754"><text:span text:style-name="T755"> <text:s/></text:span><text:span text:style-name="T756">return</text:span><text:span text:style-name="T757"><text:s/>(</text:span></text:p>
      <text:p text:style-name="P758"><text:span text:style-name="T759">    &lt;</text:span><text:span text:style-name="T760">div</text:span><text:span text:style-name="T761"><text:s/></text:span><text:span text:style-name="T762">className</text:span><text:span text:style-name="T763">=</text:span><text:span text:style-name="T764">"</text:span><text:span text:style-name="T765">App</text:span><text:span text:style-name="T766">"</text:span><text:span text:style-name="T767">&gt;</text:span></text:p>
      <text:p text:style-name="P768"><text:span text:style-name="T769">      &lt;</text:span><text:span text:style-name="T770">header</text:span><text:span text:style-name="T771"><text:s/></text:span><text:span text:style-name="T772">className</text:span><text:span text:style-name="T773">=</text:span><text:span text:style-name="T774">"</text:span><text:span text:style-name="T775">App-header</text:span><text:span text:style-name="T776">"</text:span><text:span text:style-name="T777">&gt;</text:span></text:p>
      <text:p text:style-name="P778">       <text:s/></text:p>
      <text:p text:style-name="P779"><text:span text:style-name="T780">        &lt;</text:span><text:span text:style-name="T781">h1</text:span><text:span text:style-name="T782">&gt;Hello World!&lt;/</text:span><text:span text:style-name="T783">h1</text:span><text:span text:style-name="T784">&gt;</text:span></text:p>
      <text:p text:style-name="P785"><text:span text:style-name="T786">        &lt;</text:span><text:span text:style-name="T787">a</text:span><text:span text:style-name="T788"><text:s/></text:span><text:span text:style-name="T789">href</text:span><text:span text:style-name="T790">=</text:span><text:span text:style-name="T791">"</text:span><text:span text:style-name="T792">http://localhost:3333/a1</text:span><text:span text:style-name="T793">"</text:span><text:span text:style-name="T794"><text:s/></text:span><text:span text:style-name="T795">target</text:span><text:span text:style-name="T796">=</text:span><text:span text:style-name="T797">"</text:span><text:span text:style-name="T798">_blank</text:span><text:span text:style-name="T799">"</text:span><text:span text:style-name="T800">&gt;Rota 1&lt;/</text:span><text:span text:style-name="T801">a</text:span><text:span text:style-name="T802">&gt;</text:span><text:span text:style-name="T803">&amp;nbsp;&amp;nbsp;</text:span></text:p>
      <text:p text:style-name="P804"><text:span text:style-name="T805">        &lt;</text:span><text:span text:style-name="T806">a</text:span><text:span text:style-name="T807"><text:s/></text:span><text:span text:style-name="T808">href</text:span><text:span text:style-name="T809">=</text:span><text:span text:style-name="T810">"</text:span><text:span text:style-name="T811">http://localhost:3333/a2/65</text:span><text:span text:style-name="T812">"</text:span><text:span text:style-name="T813"><text:s/></text:span><text:span text:style-name="T814">target</text:span><text:span text:style-name="T815">=</text:span><text:span text:style-name="T816">"</text:span><text:span text:style-name="T817">_blank</text:span><text:span text:style-name="T818">"</text:span><text:span text:style-name="T819">&gt; Rota 2&lt;/</text:span><text:span text:style-name="T820">a</text:span><text:span text:style-name="T821">&gt;</text:span><text:span text:style-name="T822">&amp;nbsp;&amp;nbsp;</text:span></text:p>
      <text:p text:style-name="P823"><text:span text:style-name="T824">        &lt;</text:span><text:span text:style-name="T825">a</text:span><text:span text:style-name="T826"><text:s/></text:span><text:span text:style-name="T827">href</text:span><text:span text:style-name="T828">=</text:span><text:span text:style-name="T829">"</text:span><text:span text:style-name="T830">http://localhost:3333/a3?quantidade=3&amp;valor=10</text:span><text:span text:style-name="T831">"</text:span><text:span text:style-name="T832"><text:s/></text:span><text:span text:style-name="T833">target</text:span><text:span text:style-name="T834">=</text:span><text:span text:style-name="T835">"</text:span><text:span text:style-name="T836">_blank</text:span><text:span text:style-name="T837">"</text:span><text:span text:style-name="T838">&gt; Rota 3&lt;/</text:span><text:span text:style-name="T839">a</text:span><text:span text:style-name="T840">&gt;</text:span><text:span text:style-name="T841">&amp;nbsp;&amp;nbsp;</text:span></text:p>
      <text:p text:style-name="P842"><text:span text:style-name="T843">      &lt;/</text:span><text:span text:style-name="T844">header</text:span><text:span text:style-name="T845">&gt;</text:span></text:p>
      <text:p text:style-name="P846"/>
      <text:p text:style-name="P847"><text:span text:style-name="T848">      &lt;</text:span><text:span text:style-name="T849">div</text:span><text:span text:style-name="T850">&gt;</text:span></text:p>
      <text:soft-page-break/>
      <text:p text:style-name="P851"><text:span text:style-name="T852">     &lt;</text:span><text:span text:style-name="T853">h1</text:span><text:span text:style-name="T854">&gt;Teste de Formulário React&lt;/</text:span><text:span text:style-name="T855">h1</text:span><text:span text:style-name="T856">&gt;</text:span></text:p>
      <text:p text:style-name="P857"><text:span text:style-name="T858">      &lt;</text:span><text:span text:style-name="T859">Formulario</text:span><text:span text:style-name="T860"><text:s/>/&gt;</text:span></text:p>
      <text:p text:style-name="P861"><text:span text:style-name="T862">   &lt;/</text:span><text:span text:style-name="T863">div</text:span><text:span text:style-name="T864">&gt;</text:span></text:p>
      <text:p text:style-name="P865"><text:span text:style-name="T866">    &lt;/</text:span><text:span text:style-name="T867">div</text:span><text:span text:style-name="T868">&gt;</text:span></text:p>
      <text:p text:style-name="P869"/>
      <text:p text:style-name="P870">  );</text:p>
      <text:p text:style-name="P871">}</text:p>
      <text:p text:style-name="P872"/>
      <text:p text:style-name="P873"><text:span text:style-name="T874">export</text:span><text:span text:style-name="T875"><text:s/></text:span><text:span text:style-name="T876">default</text:span><text:span text:style-name="T877"><text:s/></text:span><text:span text:style-name="T878">App</text:span><text:span text:style-name="T879">;</text:span></text:p>
      <text:p text:style-name="P880"/>
      <text:p text:style-name="Standard"/>
      <text:p text:style-name="Standard">Passo<text:s/>4) Entre no arquivo index.js na pasta src e<text:s/>altere também:</text:p>
      <text:p text:style-name="Standard"/>
      <text:p text:style-name="P881"><text:span text:style-name="T882">import</text:span><text:span text:style-name="T883"><text:s/>React<text:s/></text:span><text:span text:style-name="T884">from</text:span><text:span text:style-name="T885"><text:s/></text:span><text:span text:style-name="T886">'</text:span><text:span text:style-name="T887">react</text:span><text:span text:style-name="T888">'</text:span><text:span text:style-name="T889">;</text:span></text:p>
      <text:p text:style-name="P890"><text:span text:style-name="T891">import</text:span><text:span text:style-name="T892"><text:s/>ReactDOM<text:s/></text:span><text:span text:style-name="T893">from</text:span><text:span text:style-name="T894"><text:s/></text:span><text:span text:style-name="T895">'</text:span><text:span text:style-name="T896">react-dom</text:span><text:span text:style-name="T897">'</text:span><text:span text:style-name="T898">;</text:span></text:p>
      <text:p text:style-name="P899"><text:span text:style-name="T900">import</text:span><text:span text:style-name="T901"><text:s/>App<text:s/></text:span><text:span text:style-name="T902">from</text:span><text:span text:style-name="T903"><text:s/></text:span><text:span text:style-name="T904">'</text:span><text:span text:style-name="T905">./App</text:span><text:span text:style-name="T906">'</text:span><text:span text:style-name="T907">;</text:span></text:p>
      <text:p text:style-name="P908"><text:span text:style-name="T909">import</text:span><text:span text:style-name="T910"><text:s/>Formulario<text:s/></text:span><text:span text:style-name="T911">from</text:span><text:span text:style-name="T912"><text:s/></text:span><text:span text:style-name="T913">'</text:span><text:span text:style-name="T914">./formulario</text:span><text:span text:style-name="T915">'</text:span><text:span text:style-name="T916">;</text:span></text:p>
      <text:p text:style-name="P917"/>
      <text:p text:style-name="P918"><text:span text:style-name="T919">ReactDOM.</text:span><text:span text:style-name="T920">render</text:span><text:span text:style-name="T921">(&lt;</text:span><text:span text:style-name="T922">App</text:span><text:span text:style-name="T923">/&gt;,<text:s/></text:span><text:span text:style-name="T924">document</text:span><text:span text:style-name="T925">.</text:span><text:span text:style-name="T926">getElementById</text:span><text:span text:style-name="T927">(</text:span><text:span text:style-name="T928">'</text:span><text:span text:style-name="T929">root</text:span><text:span text:style-name="T930">'</text:span><text:span text:style-name="T931">));</text:span></text:p>
      <text:p text:style-name="Standard"/>
      <text:p text:style-name="Standard">Agora vamos fazer o backend!</text:p>
      <text:p text:style-name="Standard"/>
      <text:p text:style-name="Standard">Passo<text:s/>5) Volte<text:s/>e entre na pasta backend/src/controllers</text:p>
      <text:p text:style-name="Standard"><text:tab/><text:s/><text:tab/><text:s/><text:tab/><text:s/><text:tab/></text:p>
      <text:p text:style-name="P932">Passo<text:s/>4) Dentro da pasta<text:s/>controllers crie um arquivo etapa4.js para a nova rota</text:p>
      <text:p text:style-name="P933">Passo<text:s/>5) Cole o seguinte script</text:p>
      <text:p text:style-name="P934"><text:span text:style-name="T935">module</text:span><text:span text:style-name="T936">.</text:span><text:span text:style-name="T937">exports</text:span><text:span text:style-name="T938"><text:s/></text:span><text:span text:style-name="T939">=</text:span><text:span text:style-name="T940"><text:s/>{</text:span></text:p>
      <text:p text:style-name="P941"><text:span text:style-name="T942">   <text:s/></text:span><text:span text:style-name="T943">a4</text:span><text:span text:style-name="T944">(</text:span><text:span text:style-name="T945">request</text:span><text:span text:style-name="T946">,<text:s/></text:span><text:span text:style-name="T947">response</text:span><text:span text:style-name="T948">){</text:span></text:p>
      <text:p text:style-name="P949"><text:span text:style-name="T950">       <text:s/></text:span><text:span text:style-name="T951">const</text:span><text:span text:style-name="T952"><text:s/></text:span><text:span text:style-name="T953">formData</text:span><text:span text:style-name="T954"><text:s/></text:span><text:span text:style-name="T955">=</text:span><text:span text:style-name="T956"><text:s/></text:span><text:span text:style-name="T957">request</text:span><text:span text:style-name="T958">.body;</text:span></text:p>
      <text:p text:style-name="P959"><text:span text:style-name="T960">       <text:s/></text:span><text:span text:style-name="T961">const</text:span><text:span text:style-name="T962"><text:s/></text:span><text:span text:style-name="T963">parametro</text:span><text:span text:style-name="T964"><text:s/></text:span><text:span text:style-name="T965">=</text:span><text:span text:style-name="T966"><text:s/></text:span><text:span text:style-name="T967">formData</text:span><text:span text:style-name="T968">;<text:s/></text:span><text:span text:style-name="T969">// Aqui você pode acessar os dados específicos do formulário, como formData.texto, formData.inteiro, etc.</text:span></text:p>
      <text:p text:style-name="P970"><text:span text:style-name="T971">       <text:s/></text:span><text:span text:style-name="T972">console</text:span><text:span text:style-name="T973">.</text:span><text:span text:style-name="T974">log</text:span><text:span text:style-name="T975">(</text:span><text:span text:style-name="T976">formData</text:span><text:span text:style-name="T977">);</text:span></text:p>
      <text:p text:style-name="P978"><text:span text:style-name="T979">       <text:s/></text:span><text:span text:style-name="T980">const</text:span><text:span text:style-name="T981"><text:s/></text:span><text:span text:style-name="T982">msg</text:span><text:span text:style-name="T983"><text:s/></text:span><text:span text:style-name="T984">=</text:span><text:span text:style-name="T985"><text:s/>{</text:span></text:p>
      <text:p text:style-name="P986"><text:span text:style-name="T987">            message</text:span><text:span text:style-name="T988">:</text:span><text:span text:style-name="T989"><text:s/></text:span><text:span text:style-name="T990">"</text:span><text:span text:style-name="T991">Rota executou com sucesso recebendo o valor<text:s/></text:span><text:span text:style-name="T992">"</text:span><text:span text:style-name="T993"><text:s/></text:span><text:span text:style-name="T994">+</text:span><text:span text:style-name="T995"><text:s/></text:span><text:span text:style-name="T996">JSON</text:span><text:span text:style-name="T997">.</text:span><text:span text:style-name="T998">stringify</text:span><text:span text:style-name="T999">(</text:span><text:span text:style-name="T1000">parametro</text:span><text:span text:style-name="T1001">)<text:s/></text:span><text:span text:style-name="T1002">// Convertendo o objeto para JSON para exibir na mensagem</text:span></text:p>
      <text:p text:style-name="P1003">        }</text:p>
      <text:p text:style-name="P1004"><text:span text:style-name="T1005">       <text:s/></text:span><text:span text:style-name="T1006">return</text:span><text:span text:style-name="T1007"><text:s/></text:span><text:span text:style-name="T1008">response</text:span><text:span text:style-name="T1009">.</text:span><text:span text:style-name="T1010">json</text:span><text:span text:style-name="T1011">(</text:span><text:span text:style-name="T1012">msg</text:span><text:span text:style-name="T1013">);</text:span></text:p>
      <text:p text:style-name="P1014">    }</text:p>
      <text:p text:style-name="P1015"> }</text:p>
      <text:p text:style-name="Standard"/>
      <text:soft-page-break/>
      <text:p text:style-name="Standard">Passo 6) Agora volte para a pasta src e entro no arquivo routes.js</text:p>
      <text:p text:style-name="Standard"/>
      <text:p text:style-name="Standard">Passo 7) Cole o seguinte script dentro de routes.js para adicionar a rota da etapa4</text:p>
      <text:p text:style-name="Standard"/>
      <text:p text:style-name="P1016"><text:span text:style-name="T1017">const</text:span><text:span text:style-name="T1018"><text:s/></text:span><text:span text:style-name="T1019">express</text:span><text:span text:style-name="T1020"><text:s/></text:span><text:span text:style-name="T1021">=</text:span><text:span text:style-name="T1022"><text:s/></text:span><text:span text:style-name="T1023">require</text:span><text:span text:style-name="T1024">(</text:span><text:span text:style-name="T1025">'</text:span><text:span text:style-name="T1026">express</text:span><text:span text:style-name="T1027">'</text:span><text:span text:style-name="T1028">)</text:span></text:p>
      <text:p text:style-name="P1029"><text:span text:style-name="T1030">const</text:span><text:span text:style-name="T1031"><text:s/></text:span><text:span text:style-name="T1032">routes</text:span><text:span text:style-name="T1033"><text:s/></text:span><text:span text:style-name="T1034">=</text:span><text:span text:style-name="T1035"><text:s/></text:span><text:span text:style-name="T1036">express</text:span><text:span text:style-name="T1037">.</text:span><text:span text:style-name="T1038">Router</text:span><text:span text:style-name="T1039">();</text:span></text:p>
      <text:p text:style-name="P1040"/>
      <text:p text:style-name="P1041"><text:span text:style-name="T1042">const</text:span><text:span text:style-name="T1043"><text:s/>etapa3<text:s/></text:span><text:span text:style-name="T1044">=</text:span><text:span text:style-name="T1045"><text:s/></text:span><text:span text:style-name="T1046">require</text:span><text:span text:style-name="T1047">(</text:span><text:span text:style-name="T1048">'</text:span><text:span text:style-name="T1049">./controllers/etapa3</text:span><text:span text:style-name="T1050">'</text:span><text:span text:style-name="T1051">);</text:span></text:p>
      <text:p text:style-name="P1052"><text:span text:style-name="T1053">const</text:span><text:span text:style-name="T1054"><text:s/>etapa4<text:s/></text:span><text:span text:style-name="T1055">=</text:span><text:span text:style-name="T1056"><text:s/></text:span><text:span text:style-name="T1057">require</text:span><text:span text:style-name="T1058">(</text:span><text:span text:style-name="T1059">'</text:span><text:span text:style-name="T1060">./controllers/etapa4</text:span><text:span text:style-name="T1061">'</text:span><text:span text:style-name="T1062">);</text:span></text:p>
      <text:p text:style-name="P1063"/>
      <text:p text:style-name="P1064"><text:span text:style-name="T1065">//rotas exercício</text:span></text:p>
      <text:p text:style-name="P1066"><text:span text:style-name="T1067">routes</text:span><text:span text:style-name="T1068">.</text:span><text:span text:style-name="T1069">get</text:span><text:span text:style-name="T1070">(</text:span><text:span text:style-name="T1071">'</text:span><text:span text:style-name="T1072">/a1</text:span><text:span text:style-name="T1073">'</text:span><text:span text:style-name="T1074">, etapa3.</text:span><text:span text:style-name="T1075">a1</text:span><text:span text:style-name="T1076">);</text:span></text:p>
      <text:p text:style-name="P1077"><text:span text:style-name="T1078">routes</text:span><text:span text:style-name="T1079">.</text:span><text:span text:style-name="T1080">get</text:span><text:span text:style-name="T1081">(</text:span><text:span text:style-name="T1082">'</text:span><text:span text:style-name="T1083">/a2/:id</text:span><text:span text:style-name="T1084">'</text:span><text:span text:style-name="T1085">, etapa3.</text:span><text:span text:style-name="T1086">a2</text:span><text:span text:style-name="T1087">);</text:span></text:p>
      <text:p text:style-name="P1088"><text:span text:style-name="T1089">routes</text:span><text:span text:style-name="T1090">.</text:span><text:span text:style-name="T1091">get</text:span><text:span text:style-name="T1092">(</text:span><text:span text:style-name="T1093">'</text:span><text:span text:style-name="T1094">/a3</text:span><text:span text:style-name="T1095">'</text:span><text:span text:style-name="T1096">, etapa3.</text:span><text:span text:style-name="T1097">a3</text:span><text:span text:style-name="T1098">);</text:span></text:p>
      <text:p text:style-name="P1099"><text:span text:style-name="T1100">routes</text:span><text:span text:style-name="T1101">.</text:span><text:span text:style-name="T1102">post</text:span><text:span text:style-name="T1103">(</text:span><text:span text:style-name="T1104">'</text:span><text:span text:style-name="T1105">/formulario</text:span><text:span text:style-name="T1106">'</text:span><text:span text:style-name="T1107">, etapa4.</text:span><text:span text:style-name="T1108">a4</text:span><text:span text:style-name="T1109">);</text:span></text:p>
      <text:p text:style-name="P1110"/>
      <text:p text:style-name="P1111"><text:span text:style-name="T1112">module</text:span><text:span text:style-name="T1113">.</text:span><text:span text:style-name="T1114">exports</text:span><text:span text:style-name="T1115"><text:s/></text:span><text:span text:style-name="T1116">=</text:span><text:span text:style-name="T1117"><text:s/></text:span><text:span text:style-name="T1118">routes</text:span><text:span text:style-name="T1119">;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Fira Code" svg:font-family="Fira Code" style:font-family-generic="system" style:font-pitch="fixed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iny</dc:creator>
    <meta:creation-date>2024-04-09T14:44:00Z</meta:creation-date>
    <dc:date>2024-04-09T14:57:00Z</dc:date>
    <meta:template xlink:href="Normal.dotm" xlink:type="simple"/>
    <meta:editing-cycles>2</meta:editing-cycles>
    <meta:editing-duration>PT780S</meta:editing-duration>
    <meta:document-statistic meta:page-count="5" meta:paragraph-count="10" meta:word-count="797" meta:character-count="5093" meta:row-count="35" meta:non-whitespace-character-count="4306"/>
  </office:meta>
</office:document-meta>
</file>